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78.58mm"/>
    </style:style>
    <style:style style:name="co4" style:family="table-column">
      <style:table-column-properties fo:break-before="auto" style:column-width="73.82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59.53mm"/>
    </style:style>
    <style:style style:name="co8" style:family="table-column">
      <style:table-column-properties fo:break-before="auto" style:column-width="50.54mm"/>
    </style:style>
    <style:style style:name="co9" style:family="table-column">
      <style:table-column-properties fo:break-before="auto" style:column-width="67.2mm"/>
    </style:style>
    <style:style style:name="co10" style:family="table-column">
      <style:table-column-properties fo:break-before="auto" style:column-width="63.24mm"/>
    </style:style>
    <style:style style:name="co11" style:family="table-column">
      <style:table-column-properties fo:break-before="auto" style:column-width="56.89mm"/>
    </style:style>
    <style:style style:name="co12" style:family="table-column">
      <style:table-column-properties fo:break-before="auto" style:column-width="44.71mm"/>
    </style:style>
    <style:style style:name="co13" style:family="table-column">
      <style:table-column-properties fo:break-before="auto" style:column-width="52.65mm"/>
    </style:style>
    <style:style style:name="co14" style:family="table-column">
      <style:table-column-properties fo:break-before="auto" style:column-width="57.94mm"/>
    </style:style>
    <style:style style:name="co15" style:family="table-column">
      <style:table-column-properties fo:break-before="auto" style:column-width="86.52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40.22mm"/>
    </style:style>
    <style:style style:name="co18" style:family="table-column">
      <style:table-column-properties fo:break-before="auto" style:column-width="65.88mm"/>
    </style:style>
    <style:style style:name="co19" style:family="table-column">
      <style:table-column-properties fo:break-before="auto" style:column-width="73.29mm"/>
    </style:style>
    <style:style style:name="co20" style:family="table-column">
      <style:table-column-properties fo:break-before="auto" style:column-width="70.11mm"/>
    </style:style>
    <style:style style:name="co21" style:family="table-column">
      <style:table-column-properties fo:break-before="auto" style:column-width="42.6mm"/>
    </style:style>
    <style:style style:name="co22" style:family="table-column">
      <style:table-column-properties fo:break-before="auto" style:column-width="43.92mm"/>
    </style:style>
    <style:style style:name="co23" style:family="table-column">
      <style:table-column-properties fo:break-before="auto" style:column-width="51.33mm"/>
    </style:style>
    <style:style style:name="co24" style:family="table-column">
      <style:table-column-properties fo:break-before="auto" style:column-width="75.14mm"/>
    </style:style>
    <style:style style:name="co25" style:family="table-column">
      <style:table-column-properties fo:break-before="auto" style:column-width="53.71mm"/>
    </style:style>
    <style:style style:name="co26" style:family="table-column">
      <style:table-column-properties fo:break-before="auto" style:column-width="61.91mm"/>
    </style:style>
    <style:style style:name="co27" style:family="table-column">
      <style:table-column-properties fo:break-before="auto" style:column-width="62.44mm"/>
    </style:style>
    <style:style style:name="co28" style:family="table-column">
      <style:table-column-properties fo:break-before="auto" style:column-width="126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ro4" style:family="table-row">
      <style:table-row-properties style:row-height="26.46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4.9mm" fo:break-before="auto" style:use-optimal-row-height="true"/>
    </style:style>
    <style:style style:name="ro10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Default" style:data-style-name="N0">
      <style:table-cell-properties fo:background-color="#00ccff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66ff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66ccff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66ff99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5" style:family="table-cell" style:parent-style-name="Default" style:data-style-name="N0">
      <style:table-cell-properties fo:background-color="#0066ff" style:text-align-source="fix" style:repeat-content="false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16" style:family="table-cell" style:parent-style-name="Default" style:data-style-name="N0">
      <style:table-cell-properties fo:background-color="#00ccff"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0066ff"/>
      <style:text-properties fo:color="#000000" style:font-name="Calibri" style:font-name-asian="Calibri" style:font-name-complex="Calibri"/>
    </style:style>
    <style:style style:name="ce18" style:family="table-cell" style:parent-style-name="Default" style:data-style-name="N0">
      <style:table-cell-properties fo:background-color="#66ccff" style:text-align-source="fix" style:repeat-content="false" fo:wrap-option="wrap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9" style:family="table-cell" style:parent-style-name="Default" style:data-style-name="N0">
      <style:table-cell-properties fo:background-color="#66ccff" fo:wrap-option="wrap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Default" style:data-style-name="N0"/>
    <style:style style:name="ce20" style:family="table-cell" style:parent-style-name="Default" style:data-style-name="N0">
      <style:table-cell-properties fo:background-color="#66ccff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#00ccff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0066ff"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66ccff"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/>
    </style:style>
    <style:style style:name="ce27" style:family="table-cell" style:parent-style-name="Default" style:data-style-name="N0">
      <style:table-cell-properties fo:background-color="#00ccff"/>
    </style:style>
    <style:style style:name="ce28" style:family="table-cell" style:parent-style-name="Default" style:data-style-name="N0">
      <style:table-cell-properties fo:background-color="#0066ff"/>
    </style:style>
    <style:style style:name="ce29" style:family="table-cell" style:parent-style-name="Default" style:data-style-name="N0">
      <style:table-cell-properties fo:background-color="#0066ff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66ff" style:text-align-source="fix" style:repeat-content="false" style:vertical-align="automatic"/>
      <style:paragraph-properties fo:text-align="start" fo:margin-left="0mm"/>
      <style:text-properties fo:color="#000000"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66ccff"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0">
      <style:table-cell-properties fo:background-color="#66ccff"/>
      <style:text-properties fo:color="#000000" style:font-name="Calibri" style:font-name-asian="Calibri" style:font-name-complex="Calibri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ackground-color="#66ccff" style:vertical-align="middle"/>
      <style:text-properties fo:color="#000000" style:font-name="Calibri" style:font-name-asian="Calibri" style:font-name-complex="Calibri"/>
    </style:style>
    <style:style style:name="ce34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#0066ff" style:text-align-source="fix" style:repeat-content="false" style:vertical-align="middle"/>
      <style:paragraph-properties fo:text-align="start" fo:margin-left="0mm"/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66ccff" style:text-align-source="fix" style:repeat-content="false" style:vertical-align="middle"/>
      <style:paragraph-properties fo:text-align="start" fo:margin-left="0mm"/>
      <style:text-properties fo:color="#000000" style:font-name="Calibri" style:font-name-asian="Calibri" style:font-name-complex="Calibri"/>
    </style:style>
    <style:style style:name="ce7" style:family="table-cell" style:parent-style-name="Default" style:data-style-name="N0">
      <style:table-cell-properties fo:background-color="#66ccff"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66ff99"/>
      <style:text-properties fo:color="#000000" style:font-name="Calibri" style:font-name-asian="Calibri" style:font-name-complex="Calibri"/>
    </style:style>
    <style:style style:name="ce9" style:family="table-cell" style:parent-style-name="Default" style:data-style-name="N0">
      <style:table-cell-properties fo:background-color="#0066ff"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35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Calibri" style:font-name-asian="Calibri" style:font-name-complex="Calibri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name-asian="Calibri" style:font-weight-asian="normal" style:font-name-complex="Calibri" style:font-weight-complex="normal"/>
    </style:style>
    <style:style style:name="ce38" style:family="table-cell" style:parent-style-name="Default" style:data-style-name="N0">
      <style:table-cell-properties fo:background-color="transparent"/>
      <style:text-properties fo:color="#000000" style:font-name="Calibri" fo:font-weight="normal" style:font-name-asian="Calibri" style:font-weight-asian="normal" style:font-name-complex="Calibri" style:font-weight-complex="normal"/>
    </style:style>
    <style:style style:name="ce39" style:family="table-cell" style:parent-style-name="Default">
      <style:table-cell-properties style:text-align-source="value-type" style:repeat-content="false"/>
      <style:paragraph-properties fo:margin-left="0mm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start" fo:margin-left="0mm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transparent" style:vertical-align="middle"/>
      <style:text-properties fo:color="#000000" style:font-name="Calibri" style:font-name-asian="Calibri" style:font-name-complex="Calibri"/>
    </style:style>
    <style:style style:name="ce44" style:family="table-cell" style:parent-style-name="Default" style:data-style-name="N0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46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4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0"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2" style:family="table-cell" style:parent-style-name="Default" style:data-style-name="N0"/>
    <style:style style:name="ce103" style:family="table-cell" style:parent-style-name="Default" style:data-style-name="N0">
      <style:table-cell-properties fo:background-color="#0066ff" style:text-align-source="fix" style:repeat-content="false" style:vertical-align="automatic"/>
      <style:paragraph-properties fo:text-align="start" fo:margin-left="0mm"/>
      <style:text-properties fo:color="#000000" style:font-name="Calibri" style:font-name-asian="Calibri" style:font-name-complex="Calibri"/>
    </style:style>
    <style:style style:name="ce104" style:family="table-cell" style:parent-style-name="Default" style:data-style-name="N0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Calibri" style:font-name-asian="Calibri" style:font-name-complex="Calibri"/>
    </style:style>
    <style:style style:name="ce105" style:family="table-cell" style:parent-style-name="Default" style:data-style-name="N0">
      <style:table-cell-properties fo:background-color="#0066ff" style:text-align-source="fix" style:repeat-content="false" style:vertical-align="middle"/>
      <style:paragraph-properties fo:text-align="start" fo:margin-left="0mm"/>
      <style:text-properties fo:color="#000000" style:font-name="Calibri" style:font-name-asian="Calibri" style:font-name-complex="Calibri"/>
    </style:style>
    <style:style style:name="ce106" style:family="table-cell" style:parent-style-name="Default" style:data-style-name="N0">
      <style:table-cell-properties fo:background-color="#66ccff" style:text-align-source="fix" style:repeat-content="false" style:vertical-align="middle"/>
      <style:paragraph-properties fo:text-align="start" fo:margin-left="0mm"/>
      <style:text-properties fo:color="#000000" style:font-name="Calibri" style:font-name-asian="Calibri" style:font-name-complex="Calibri"/>
    </style:style>
    <style:style style:name="ce107" style:family="table-cell" style:parent-style-name="Default" style:data-style-name="N0">
      <style:table-cell-properties fo:background-color="#66ccff"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08" style:family="table-cell" style:parent-style-name="Default" style:data-style-name="N0">
      <style:table-cell-properties fo:background-color="#66ff99"/>
      <style:text-properties fo:color="#000000" style:font-name="Calibri" style:font-name-asian="Calibri" style:font-name-complex="Calibri"/>
    </style:style>
    <style:style style:name="ce109" style:family="table-cell" style:parent-style-name="Default" style:data-style-name="N0">
      <style:table-cell-properties fo:background-color="#0066ff"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10" style:family="table-cell" style:parent-style-name="Default" style:data-style-name="N0">
      <style:table-cell-properties fo:background-color="#00ccff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0">
      <style:table-cell-properties fo:background-color="#0066ff" style:text-align-source="fix" style:repeat-content="false" style:vertical-align="middle"/>
      <style:paragraph-properties fo:text-align="center"/>
    </style:style>
    <style:style style:name="ce112" style:family="table-cell" style:parent-style-name="Default" style:data-style-name="N0">
      <style:table-cell-properties fo:background-color="#66ccff" style:text-align-source="fix" style:repeat-content="false" style:vertical-align="middle"/>
      <style:paragraph-properties fo:text-align="center"/>
    </style:style>
    <style:style style:name="ce113" style:family="table-cell" style:parent-style-name="Default" style:data-style-name="N0">
      <style:table-cell-properties fo:background-color="#66ff99"/>
    </style:style>
    <style:style style:name="ce1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15" style:family="table-cell" style:parent-style-name="Default" style:data-style-name="N0">
      <style:table-cell-properties fo:background-color="#0066ff" style:text-align-source="fix" style:repeat-content="false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116" style:family="table-cell" style:parent-style-name="Default" style:data-style-name="N0">
      <style:table-cell-properties fo:background-color="#00ccff"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17" style:family="table-cell" style:parent-style-name="Default" style:data-style-name="N0">
      <style:table-cell-properties fo:background-color="#0066ff"/>
      <style:text-properties fo:color="#000000" style:font-name="Calibri" style:font-name-asian="Calibri" style:font-name-complex="Calibri"/>
    </style:style>
    <style:style style:name="ce118" style:family="table-cell" style:parent-style-name="Default" style:data-style-name="N0">
      <style:table-cell-properties fo:background-color="#66ccff" style:text-align-source="fix" style:repeat-content="false" fo:wrap-option="wrap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19" style:family="table-cell" style:parent-style-name="Default" style:data-style-name="N0">
      <style:table-cell-properties fo:background-color="#66ccff" fo:wrap-option="wrap" style:vertical-align="automatic"/>
      <style:text-properties fo:color="#000000" style:font-name="Calibri" style:font-name-asian="Calibri" style:font-name-complex="Calibri"/>
    </style:style>
    <style:style style:name="ce120" style:family="table-cell" style:parent-style-name="Default" style:data-style-name="N0">
      <style:table-cell-properties fo:background-color="#66ccff"/>
    </style:style>
    <style:style style:name="ce1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23" style:family="table-cell" style:parent-style-name="Default" style:data-style-name="N0">
      <style:table-cell-properties fo:background-color="#00ccff" style:text-align-source="fix" style:repeat-content="false" style:vertical-align="middle"/>
      <style:paragraph-properties fo:text-align="center"/>
    </style:style>
    <style:style style:name="ce124" style:family="table-cell" style:parent-style-name="Default" style:data-style-name="N0">
      <style:table-cell-properties fo:background-color="#0066ff" style:text-align-source="fix" style:repeat-content="false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66ccff" style:text-align-source="fix" style:repeat-content="false" style:vertical-align="automatic"/>
      <style:paragraph-properties fo:text-align="center"/>
    </style:style>
    <style:style style:name="ce126" style:family="table-cell" style:parent-style-name="Default" style:data-style-name="N0">
      <style:table-cell-properties style:vertical-align="middle"/>
      <style:text-properties fo:color="#000000" style:font-name="Calibri" style:font-name-asian="Calibri" style:font-name-complex="Calibri"/>
    </style:style>
    <style:style style:name="ce127" style:family="table-cell" style:parent-style-name="Default" style:data-style-name="N0">
      <style:table-cell-properties fo:background-color="#00ccff"/>
    </style:style>
    <style:style style:name="ce128" style:family="table-cell" style:parent-style-name="Default" style:data-style-name="N0">
      <style:table-cell-properties fo:background-color="#0066ff"/>
    </style:style>
    <style:style style:name="ce129" style:family="table-cell" style:parent-style-name="Default" style:data-style-name="N0">
      <style:table-cell-properties fo:background-color="#0066ff" style:text-align-source="fix" style:repeat-content="false" fo:wrap-option="wrap" style:vertical-align="middle"/>
      <style:paragraph-properties fo:text-align="center"/>
    </style:style>
    <style:style style:name="ce130" style:family="table-cell" style:parent-style-name="Default" style:data-style-name="N0">
      <style:table-cell-properties fo:background-color="#66ccff" style:text-align-source="fix" style:repeat-content="false" fo:wrap-option="wrap" style:vertical-align="middle"/>
      <style:paragraph-properties fo:text-align="center"/>
    </style:style>
    <style:style style:name="ce131" style:family="table-cell" style:parent-style-name="Default" style:data-style-name="N0">
      <style:table-cell-properties fo:background-color="#66ccff"/>
      <style:text-properties fo:color="#000000" style:font-name="Calibri" style:font-name-asian="Calibri" style:font-name-complex="Calibri"/>
    </style:style>
    <style:style style:name="ce132" style:family="table-cell" style:parent-style-name="Default" style:data-style-name="N0">
      <style:table-cell-properties fo:background-color="transparent"/>
    </style:style>
    <style:style style:name="ce133" style:family="table-cell" style:parent-style-name="Default" style:data-style-name="N0">
      <style:table-cell-properties fo:background-color="#66ccff" style:vertical-align="middle"/>
      <style:text-properties fo:color="#000000" style:font-name="Calibri" style:font-name-asian="Calibri" style:font-name-complex="Calibri"/>
    </style:style>
    <style:style style:name="ce134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35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Calibri" style:font-name-asian="Calibri" style:font-name-complex="Calibri"/>
    </style:style>
    <style:style style:name="ce1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name-asian="Calibri" style:font-weight-asian="normal" style:font-name-complex="Calibri" style:font-weight-complex="normal"/>
    </style:style>
    <style:style style:name="ce138" style:family="table-cell" style:parent-style-name="Default" style:data-style-name="N0">
      <style:table-cell-properties fo:background-color="transparent"/>
      <style:text-properties fo:color="#000000" style:font-name="Calibri" fo:font-weight="normal" style:font-name-asian="Calibri" style:font-weight-asian="normal" style:font-name-complex="Calibri" style:font-weight-complex="normal"/>
    </style:style>
    <style:style style:name="ce139" style:family="table-cell" style:parent-style-name="Default">
      <style:table-cell-properties style:text-align-source="value-type" style:repeat-content="false"/>
      <style:paragraph-properties fo:margin-left="0mm"/>
    </style:style>
    <style:style style:name="ce140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start" fo:margin-left="0mm"/>
    </style:style>
    <style:style style:name="ce14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3" style:family="table-cell" style:parent-style-name="Default" style:data-style-name="N0">
      <style:table-cell-properties fo:background-color="transparent" style:vertical-align="middle"/>
      <style:text-properties fo:color="#000000" style:font-name="Calibri" style:font-name-asian="Calibri" style:font-name-complex="Calibri"/>
    </style:style>
    <style:style style:name="ce144" style:family="table-cell" style:parent-style-name="Default" style:data-style-name="N0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5" style:family="table-cell" style:parent-style-name="Default" style:data-style-name="N0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46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14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49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1" style:family="table-cell" style:parent-style-name="Default" style:data-style-name="N0">
      <style:text-properties fo:font-weight="normal" style:font-weight-asian="normal" style:font-weight-complex="normal"/>
    </style:style>
    <style:style style:name="ce52" style:family="table-cell" style:parent-style-name="Default" style:data-style-name="N0">
      <style:text-properties style:font-name="Liberation Sans11" fo:font-size="10pt" style:font-name-asian="Liberation Sans11" style:font-size-asian="10pt" style:font-name-complex="Liberation Sans11" style:font-size-complex="10pt"/>
    </style:style>
  </office:automatic-styles>
  <office:body>
    <office:spreadsheet>
      <table:calculation-settings table:automatic-find-labels="false" table:use-regular-expressions="false"/>
      <table:table table:name="FATEA" table:style-name="ta1">
        <table:table-column table:style-name="co1" table:number-columns-repeated="11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 calcext:value-type="string" table:number-columns-spanned="1" table:number-rows-spanned="2">
            <text:p>Docente</text:p>
          </table:table-cell>
          <table:table-cell table:style-name="ce1" office:value-type="string" calcext:value-type="string" table:number-columns-spanned="1" table:number-rows-spanned="2">
            <text:p>Ínicio</text:p>
          </table:table-cell>
          <table:table-cell table:style-name="ce14" office:value-type="string" calcext:value-type="string" table:number-columns-spanned="1" table:number-rows-spanned="2">
            <text:p>Pós-graduação Lato sensu</text:p>
          </table:table-cell>
          <table:table-cell table:style-name="ce14" office:value-type="string" calcext:value-type="string" table:number-columns-spanned="1" table:number-rows-spanned="2">
            <text:p>Pós-graduação Stricto sensu</text:p>
          </table:table-cell>
          <table:table-cell table:style-name="ce21" office:value-type="string" calcext:value-type="string" table:number-columns-spanned="6" table:number-rows-spanned="1">
            <text:p>Produção científica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4"/>
          <table:table-cell table:style-name="ce22" office:value-type="string" calcext:value-type="string">
            <text:p>Ano</text:p>
          </table:table-cell>
          <table:table-cell table:style-name="ce26" office:value-type="string" calcext:value-type="string">
            <text:p>Artigos</text:p>
          </table:table-cell>
          <table:table-cell table:style-name="ce26" office:value-type="string" calcext:value-type="string">
            <text:p>Livro</text:p>
          </table:table-cell>
          <table:table-cell table:style-name="ce26" office:value-type="string" calcext:value-type="string">
            <text:p>Cap. de livro</text:p>
          </table:table-cell>
          <table:table-cell table:style-name="ce26" office:value-type="string" calcext:value-type="string">
            <text:p>Trabalhos completos publicados em anais de congresso</text:p>
          </table:table-cell>
          <table:table-cell table:style-name="ce26" office:value-type="string" calcext:value-type="string">
            <text:p>Resumos expandidos publicados em anais de congressos</text:p>
          </table:table-cell>
          <table:table-cell table:style-name="ce3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Rosana do Carmo Montemór</text:p>
          </table:table-cell>
          <table:table-cell table:style-name="ce9" office:value-type="float" office:value="2003" calcext:value-type="float">
            <text:p>2003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2014" calcext:value-type="float">
            <text:p>2014</text:p>
          </table:table-cell>
          <table:table-cell table:style-name="ce17" table:number-columns-repeated="2"/>
          <table:table-cell table:style-name="ce17" office:value-type="string" calcext:value-type="string">
            <text:p>MONTEMOR, Rosana do Carmo. Um olhar na 33ª Festa do Tropeiro. In: Olga de Sá;Sonia Maria Gonçalves Siqueira. (Org.). Silveiras - Retratos do Vale. 1ed.Lorena: CCTA, Lorena, 2014, v. 1, p. 11-189.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João Francisco Pereira Nunes Junqueira</text:p>
          </table:table-cell>
          <table:table-cell table:style-name="ce10" office:value-type="float" office:value="2012" calcext:value-type="float" table:number-columns-spanned="1" table:number-rows-spanned="3">
            <text:p>2012</text:p>
          </table:table-cell>
          <table:table-cell table:style-name="ce16" office:value-type="string" calcext:value-type="string" table:number-columns-spanned="1" table:number-rows-spanned="3">
            <text:p>-</text:p>
          </table:table-cell>
          <table:table-cell table:style-name="ce16" office:value-type="string" calcext:value-type="string" table:number-columns-spanned="1" table:number-rows-spanned="3">
            <text:p>-</text:p>
          </table:table-cell>
          <table:table-cell table:style-name="ce10" office:value-type="float" office:value="2012" calcext:value-type="float">
            <text:p>2012</text:p>
          </table:table-cell>
          <table:table-cell table:style-name="ce27"/>
          <table:table-cell/>
          <table:table-cell table:style-name="ce32" office:value-type="string" calcext:value-type="string">
            <text:p>JUNQUEIRA, João Francisco Pereira Nunes. O filho pródigo de Lorena: Péricles Eugênio da Silva Ramos. In: Alexandre Marcos Lourenço Barbosa. (Org.). Grandes escritores do Vale do Paraíba. 1ed.Aparecida-SP: <text:s/>jornal O Lince , 2012, v. , p. 284-301.</text:p>
          </table:table-cell>
          <table:table-cell table:style-name="ce27" office:value-type="string" calcext:value-type="string">
            <text:p><text:s/></text:p>
          </table:table-cell>
          <table:table-cell table:style-name="ce27"/>
          <table:table-cell table:number-columns-repeated="1014"/>
        </table:table-row>
        <table:table-row table:style-name="ro2">
          <table:covered-table-cell table:number-columns-repeated="4"/>
          <table:table-cell table:style-name="ce23" office:value-type="float" office:value="2015" calcext:value-type="float" table:number-columns-spanned="1" table:number-rows-spanned="2">
            <text:p>2015</text:p>
          </table:table-cell>
          <table:table-cell table:style-name="ce27" office:value-type="string" calcext:value-type="string">
            <text:p>JUNQUEIRA, João Francisco Pereira Nunes. Tradição e modernidade na poesia de Péricles Eugênio da Silva Ramos e Horácio Costa. Revista Alpha, v. 16, p. 174-191, 2015.</text:p>
          </table:table-cell>
          <table:table-cell table:style-name="ce10" office:value-type="string" calcext:value-type="string">
            <text:p>-</text:p>
          </table:table-cell>
          <table:table-cell table:style-name="ce27"/>
          <table:table-cell table:style-name="ce27" office:value-type="string" calcext:value-type="string">
            <text:p>JUNQUEIRA, João Francisco Pereira Nunes. 'Instinto de nacionalidade' na poesia brasileira sob a visão de Péricles Eugênio da Silva Ramos. In: XVI SEMINÁRIO DE PESQUISA DO PROGRAMA DE PÓS-GRADUAÇÃO EM ESTUDOS LITERÁRIOS, 2015, Araraquara. Trabalhos completos do XVI Seminário de Pesquisa do Programa de Pós-Graduação em Estudos Literários. Araraquara, 2015. v. 16. p. 1-498.</text:p>
          </table:table-cell>
          <table:table-cell table:style-name="ce2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covered-table-cell table:number-columns-repeated="5"/>
          <table:table-cell table:style-name="ce27" office:value-type="string" calcext:value-type="string">
            <text:p>JUNQUEIRA, João Francisco Pereira Nunes. A imagem em dois poemas de Péricles Eugênio da Silva Ramos. ECCOM - Educação, Cultura e Comunicação, v. 6, p. 59-70, 2015.</text:p>
          </table:table-cell>
          <table:table-cell table:style-name="ce10" office:value-type="string" calcext:value-type="string">
            <text:p>-</text:p>
          </table:table-cell>
          <table:table-cell table:style-name="ce27" table:number-columns-repeated="3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5">
            <text:p>Sônia Maria Gonçalves Siqueira</text:p>
          </table:table-cell>
          <table:table-cell table:style-name="ce11" office:value-type="float" office:value="1982" calcext:value-type="float" table:number-columns-spanned="1" table:number-rows-spanned="5">
            <text:p>1982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5" office:value-type="float" office:value="2012" calcext:value-type="float">
            <text:p>2012</text:p>
          </table:table-cell>
          <table:table-cell table:style-name="ce17" office:value-type="string" calcext:value-type="string">
            <text:p>SIQUEIRA, Sônia Maria Gonçalves. Quissak Jr. Semeador de invisíveis. Ângulo (FATEA. Impresso), v. 01, p. 56-58, 2012.</text:p>
          </table:table-cell>
          <table:table-cell table:style-name="ce17" office:value-type="string" calcext:value-type="string">
            <text:p>-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covered-table-cell table:number-columns-repeated="2"/>
          <table:table-cell table:style-name="ce17" table:number-columns-repeated="2"/>
          <table:table-cell table:style-name="ce11" office:value-type="float" office:value="2013" calcext:value-type="float" table:number-columns-spanned="1" table:number-rows-spanned="2">
            <text:p>2013</text:p>
          </table:table-cell>
          <table:table-cell table:style-name="ce17" office:value-type="string" calcext:value-type="string">
            <text:p>SIQUEIRA, Sônia Maria Gonçalves. Iconografia de Santa Teresa D'Ávila. Ângulo (FATEA. Impresso), v. 01, p. 36, 2013.</text:p>
          </table:table-cell>
          <table:table-cell table:style-name="ce17" office:value-type="string" calcext:value-type="string">
            <text:p>-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covered-table-cell table:number-columns-repeated="2"/>
          <table:table-cell table:style-name="ce17" table:number-columns-repeated="2"/>
          <table:covered-table-cell/>
          <table:table-cell table:style-name="ce17" office:value-type="string" calcext:value-type="string">
            <text:p>SIQUEIRA, Sônia Maria Gonçalves. DO THÉATRON GREGO A CAIXA MÁGICA BARROCA. Ângulo (FATEA. Impresso), v. 01, p. 68-79, 2013.</text:p>
          </table:table-cell>
          <table:table-cell table:style-name="ce17" office:value-type="string" calcext:value-type="string">
            <text:p>-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covered-table-cell table:number-columns-repeated="2"/>
          <table:table-cell table:style-name="ce17" table:number-columns-repeated="2"/>
          <table:table-cell table:style-name="ce11" office:value-type="float" office:value="2014" calcext:value-type="float" table:number-columns-spanned="1" table:number-rows-spanned="2">
            <text:p>2014</text:p>
          </table:table-cell>
          <table:table-cell table:style-name="ce28"/>
          <table:table-cell table:style-name="ce17" office:value-type="string" calcext:value-type="string">
            <text:p>SIQUEIRA, Sônia Maria Gonçalves. Silveiras: retratos do vale. 1. ed. Lorena: Instituto Santa Teresa, 2014. v. 01. 193p .</text:p>
          </table:table-cell>
          <table:table-cell table:style-name="ce17" office:value-type="string" calcext:value-type="string">
            <text:p>SIQUEIRA, Sônia Maria Gonçalves. Arquitetura de Silveiras. In: Sá, Olga de; Siqueira, Sonia Maria Gonçalves. (Org.). Arquitetura de Silveira. 1ed.Lorena: Instituto Santa Teresa, 2014, v. 1, p. 60-76.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1014"/>
        </table:table-row>
        <table:table-row table:style-name="ro1">
          <table:covered-table-cell table:number-columns-repeated="2"/>
          <table:table-cell table:style-name="ce17" table:number-columns-repeated="2"/>
          <table:covered-table-cell/>
          <table:table-cell table:style-name="ce29"/>
          <table:table-cell table:style-name="ce17" office:value-type="string" calcext:value-type="string">
            <text:p>SIQUEIRA, Sônia Maria Gonçalves. Teresa D'Ávila: a andarilha de Deus. 1. ed. Lorena: Instituto Santa Teresa, 2014. v. 01. 168p .</text:p>
          </table:table-cell>
          <table:table-cell table:style-name="ce17" office:value-type="string" calcext:value-type="string">
            <text:p>-</text:p>
          </table:table-cell>
          <table:table-cell table:style-name="ce17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" table:number-rows-spanned="11">
            <text:p>Marlene Silva Sardinha Gurpilhares</text:p>
          </table:table-cell>
          <table:table-cell table:style-name="ce12" office:value-type="float" office:value="1991" calcext:value-type="float" table:number-columns-spanned="1" table:number-rows-spanned="11">
            <text:p>1991</text:p>
          </table:table-cell>
          <table:table-cell table:style-name="ce18" office:value-type="string" calcext:value-type="string" table:number-columns-spanned="1" table:number-rows-spanned="11">
            <text:p>Lingua Portuguesa Gramática e Uso</text:p>
          </table:table-cell>
          <table:table-cell table:style-name="ce18" office:value-type="string" calcext:value-type="string" table:number-columns-spanned="1" table:number-rows-spanned="11">
            <text:p>Lingüística Aplicada</text:p>
          </table:table-cell>
          <table:table-cell table:style-name="ce12" office:value-type="float" office:value="2015" calcext:value-type="float" table:number-columns-spanned="1" table:number-rows-spanned="3">
            <text:p>2015</text:p>
          </table:table-cell>
          <table:table-cell table:style-name="ce30"/>
          <table:table-cell table:style-name="ce20" office:value-type="string" calcext:value-type="string">
            <text:p>GURPILHARES, Marlene Silva Sardinha; AZEVEDO, Lucia Maria Rangel; KOSMA, <text:s/>Eliana Vianna Brito. A gramática numa abordagem discursiva: Análise de alguns Tópicos Gramaticais. 1. ed. Lorena: Lighthouse, 2015. v. 1. 115p .</text:p>
          </table:table-cell>
          <table:table-cell table:style-name="ce20" office:value-type="string" calcext:value-type="string">
            <text:p>GURPILHARES, Marlene Silva Sardinha; SANTOS, Naiara Leite dos. A função argumentativa dos operadores de oposição: um estudo com o romance. In: Carlos Alberto de Oliveira; Francisco Alcidez Candia Quintana; Marlene Silva Sardinha Gurpilhares. (Org.).A gramática numa abordagem discursiva: Análise de alguns Tópicos Gramaticais. 1ed.Lorena: Lighthouse, 2015, v. 1, p. 13-36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2">
          <table:covered-table-cell table:number-columns-repeated="5"/>
          <table:table-cell table:style-name="ce30"/>
          <table:table-cell table:style-name="ce20"/>
          <table:table-cell table:style-name="ce20" office:value-type="string" calcext:value-type="string">
            <text:p>GURPILHARES, Marlene Silva Sardinha; FERRAZ, Rosiléa do Nascimento. A relação de causalidade como mecanismo argumentativo no gênero discursivo propaganda. In: Carlos Alberto de Oliveira; Francisco Alcidez Candia Quintana; Marlene Silva Sardinha Gurpilhares. (Org.).A gramática numa abordagem discursiva: Análise de alguns Tópicos Gramaticais. 1ed.Lorena: Lighthouse, 2015, v. 1, p. 37-60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2">
          <table:covered-table-cell table:number-columns-repeated="5"/>
          <table:table-cell table:style-name="ce30"/>
          <table:table-cell table:style-name="ce20"/>
          <table:table-cell table:style-name="ce20" office:value-type="string" calcext:value-type="string">
            <text:p>GURPILHARES, Marlene Silva Sardinha; FERREIRA, Flavia Liliane Amorim. A pontuação na construção do sentido - um estudo com propagandas publicitárias. In: Carlos Alberto de Oliveira; Francisco Alcidez Candia Quintana; Marlene Silva Sardinha Gurpilhares. (Org.).A gramática numa abordagem discursiva: Análise de alguns Tópicos Gramaticais.1ed.Lorena: Lighthouse, 2015, v. 1, p. 61-88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2">
          <table:covered-table-cell table:number-columns-repeated="4"/>
          <table:table-cell table:style-name="ce12" office:value-type="float" office:value="2014" calcext:value-type="float">
            <text:p>2014</text:p>
          </table:table-cell>
          <table:table-cell table:style-name="ce20" office:value-type="string" calcext:value-type="string">
            <text:p>GURPILHARES, Marlene Silva Sardinha; LIMA, Dimarco Daniel Carvalho. A função argumentativa dos verbos introdutores de opinião. Ângulo (FATEA. Impresso), v. 1, p. 42-52, 2014.</text:p>
          </table:table-cell>
          <table:table-cell table:style-name="ce20" office:value-type="string" calcext:value-type="string">
            <text:p>GURPILHARES, Marlene Silva Sardinha. Uma visão histórica dos Estudos Linguísticos da Antiguidades ao século XX. 2. ed. Lorena: Ligthouse Editora, 2014. v. 1. 132p .</text:p>
          </table:table-cell>
          <table:table-cell table:style-name="ce20" office:value-type="string" calcext:value-type="string">
            <text:p>-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covered-table-cell table:number-columns-repeated="4"/>
          <table:table-cell table:style-name="ce12" office:value-type="float" office:value="2013" calcext:value-type="float">
            <text:p>2013</text:p>
          </table:table-cell>
          <table:table-cell table:style-name="ce20" office:value-type="string" calcext:value-type="string">
            <text:p>GURPILHARES, Marlene Silva Sardinha; OLIVEIRA, Carlos Alberto de. Um breve estudo dos termos acessórios da oração à luz da teoria da referenciação. Lusorama, v. 1, p. 195-208, 2013.</text:p>
          </table:table-cell>
          <table:table-cell table:style-name="ce31" office:value-type="string" calcext:value-type="string">
            <text:p>GURPILHARES, Marlene Silva Sardinha. Uma visão histórica dos Estudos Linguísticos da Antiguidades ao século XX. 1. ed. Lorena: Lighthouse Editora, 2013. v. 1. 131p .</text:p>
          </table:table-cell>
          <table:table-cell table:style-name="ce31" office:value-type="string" calcext:value-type="string">
            <text:p>-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covered-table-cell table:number-columns-repeated="4"/>
          <table:table-cell table:style-name="ce12" office:value-type="float" office:value="2012" calcext:value-type="float" table:number-columns-spanned="1" table:number-rows-spanned="4">
            <text:p>2012</text:p>
          </table:table-cell>
          <table:table-cell table:style-name="ce31" office:value-type="string" calcext:value-type="string">
            <text:p>GURPILHARES, Marlene Silva Sardinha; QUINTANA, Francisco Alcidez Candia. Literatura e linguística, uma interface: as anáforas associativas e a construção do sentido no gênero discursivo 'poema'. Ângulo (FATEA. Impresso), v. 1, p. 33, 2012.</text:p>
          </table:table-cell>
          <table:table-cell table:style-name="ce31" office:value-type="string" calcext:value-type="string">
            <text:p>OLIVEIRA, Carlos Alberto de (Org.) ; QUINTANA, Francisco Alcidez Candia (Org.) ; GURPILHARES, Marlene Silva Sardinha(Org.) . Os mecanismos argumentativos no discurso. 1. ed. Lorena: Gráfica e Editora Santa Teresa, 2012. v. 1. 148p.</text:p>
          </table:table-cell>
          <table:table-cell table:style-name="ce20" office:value-type="string" calcext:value-type="string">
            <text:p>GURPILHARES, Marlene Silva Sardinha; CARVALHO, Renan Maurício de. A metáfora como mecanismo argumentativo no gênero discursivo: discurso político eleitoral, do Presidente Lula. In: Carlos Alberto de Oliveira; Francisco Alcidez Candia Quintana; Marlene Silva Sardinha Gurpilhares. (Org.). Os mecanismos argumentativos no discurso: um estudo com os gêneros jornalísticos. 1ed.Lorena: Gráfica e Editora Santa Teresa, 2012, v. 01, p. 11-39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2">
          <table:covered-table-cell table:number-columns-repeated="5"/>
          <table:table-cell table:style-name="ce30"/>
          <table:table-cell table:style-name="ce20"/>
          <table:table-cell table:style-name="ce20" office:value-type="string" calcext:value-type="string">
            <text:p>PAIXAO, Sônia Cristina Gomes dos Santos; GURPILHARES, Marlene Silva Sardinha. A (Re) Categorização metafórica do referente na construção do sentido - um estudo com a Crônica Jornalística. In: Carlos Alberto de Oliveira; Francisco Alcidez Candia Quintana; Marlene Silva Sardinha Gurpilhares. (Org.). Os mecanismos argumentativos no discurso: um estudo com os gêneros jornalísticos. 1ed.Lorena: Gráfica e Editora Santa Teresa, 2012, v. 1, p. 41-82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2">
          <table:covered-table-cell table:number-columns-repeated="5"/>
          <table:table-cell table:style-name="ce30"/>
          <table:table-cell table:style-name="ce20"/>
          <table:table-cell table:style-name="ce20" office:value-type="string" calcext:value-type="string">
            <text:p>GURPILHARES, Marlene Silva Sardinha; ANGULO, Maria Teresa de Aquino Almeida. A argumentação no gênero discursivo 'editorial'. In: Carlos Alberto de Oliveira; Francisco Alcidez Candia Quintana; Marlene Silva Sardinha Gurpilhares. (Org.). Os mecanismos argumentativos no discursivo: um estudo com os gêneros jornalísticos. 1ed.Lorena: Gráfica e Editora Santa Teresa, 2012, v. 1, p. 83-112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2">
          <table:covered-table-cell table:number-columns-repeated="5"/>
          <table:table-cell table:style-name="ce20" table:number-columns-repeated="2"/>
          <table:table-cell table:style-name="ce20" office:value-type="string" calcext:value-type="string">
            <text:p>GURPILHARES, Marlene Silva Sardinha; GUIMARÃES, Fabio Augusto. As expressões nominais anafóricas como mecanismos argumentativos no gênero discursivo. In: Carlos Alberto de Oliveira; Francisco Alcidez Candia Quintana; Marlene Silva Sardinha Gurpilhares. (Org.). Os mecanismos argumentativos no discurso: um estudo com os gêneros jornalísticos. 1ed.Lorena: Gráfica e Editora Santa Teresa, 2012, v. 1, p. 113-146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1">
          <table:covered-table-cell table:number-columns-repeated="4"/>
          <table:table-cell table:style-name="ce12" office:value-type="float" office:value="2011" calcext:value-type="float" table:number-columns-spanned="1" table:number-rows-spanned="2">
            <text:p>2011</text:p>
          </table:table-cell>
          <table:table-cell table:style-name="ce20" office:value-type="string" calcext:value-type="string">
            <text:p>GURPILHARES, Marlene Silva Sardinha; OLIVEIRA, Carlos Alberto de. Gramática e sociedade. Ângulo (FATEA. Impresso), v. 1, p. 19-24, 2011.</text:p>
          </table:table-cell>
          <table:table-cell table:style-name="ce20" office:value-type="string" calcext:value-type="string">
            <text:p>GURPILHARES, Marlene Silva Sardinha; OLIVEIRA, Carlos Alberto de (Org.) ; QUINTANA, Francisco Alcidez Candia(Org.). Formação de Professores: Contribuições para o Ensino de Línguas. Lorena: Instituto Santa Teresa, 2011. v. 1. 240p .</text:p>
          </table:table-cell>
          <table:table-cell table:style-name="ce31" office:value-type="string" calcext:value-type="string">
            <text:p>-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covered-table-cell table:number-columns-repeated="5"/>
          <table:table-cell table:style-name="ce20"/>
          <table:table-cell table:style-name="ce20" office:value-type="string" calcext:value-type="string">
            <text:p>GURPILHARES, Marlene Silva Sardinha; OLIVEIRA, Carlos Alberto de (Org.); QUINTANA, Francisco Alcidez Candia(Org.); OLIVEIRA, Eveline Mattos Tápias (Org.); NEVES, Thabata Fonseca <text:s/>(Org.); AZEVEDO, Lucia Maria Rangel (Org.) ; GONÇALVES, Humberto Gutierrez (Org.) ; GURPILHARES, Giovana Gleice Gomes dos Santos (Org.) . Linguagem, discurso e ensino. 1. ed. Lorena: GRAFIST-Gráfica&amp;Editora Santa Teresa, 2011. v. 1. 212p.</text:p>
          </table:table-cell>
          <table:table-cell table:style-name="ce31" office:value-type="string" calcext:value-type="string">
            <text:p>-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6">
            <text:p>Pedro de Almeida Cunha</text:p>
          </table:table-cell>
          <table:table-cell table:style-name="ce11" office:value-type="float" office:value="2003" calcext:value-type="float" table:number-columns-spanned="1" table:number-rows-spanned="6">
            <text:p>2003</text:p>
          </table:table-cell>
          <table:table-cell table:style-name="ce9" office:value-type="string" calcext:value-type="string" table:number-columns-spanned="1" table:number-rows-spanned="6">
            <text:p>-</text:p>
          </table:table-cell>
          <table:table-cell table:style-name="ce9" office:value-type="string" calcext:value-type="string" table:number-columns-spanned="1" table:number-rows-spanned="6">
            <text:p>-</text:p>
          </table:table-cell>
          <table:table-cell table:style-name="ce11" office:value-type="float" office:value="2014" calcext:value-type="float" table:number-columns-spanned="1" table:number-rows-spanned="2">
            <text:p>2014</text:p>
          </table:table-cell>
          <table:table-cell table:style-name="ce28"/>
          <table:table-cell table:style-name="ce17" office:value-type="string" calcext:value-type="string">
            <text:p>CUNHA, Pedro de Almeida. Quaresma: Uma palavra para cada dia. 1. ed. Lorena: Cabedalis, 2014. v. 1. 136p .</text:p>
          </table:table-cell>
          <table:table-cell table:style-name="ce17" office:value-type="string" calcext:value-type="string">
            <text:p>-</text:p>
          </table:table-cell>
          <table:table-cell table:style-name="ce28" table:number-columns-repeated="2"/>
          <table:table-cell table:number-columns-repeated="1014"/>
        </table:table-row>
        <table:table-row table:style-name="ro2">
          <table:covered-table-cell table:number-columns-repeated="5"/>
          <table:table-cell table:style-name="ce28"/>
          <table:table-cell table:style-name="ce28" office:value-type="string" calcext:value-type="string">
            <text:p>CUNHA, Pedro de Almeida. Minhas Orações. 1. ed. Lorena: Cabedalis, 2014. v. 2500. 24p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number-columns-repeated="4"/>
          <table:table-cell table:style-name="ce11" office:value-type="float" office:value="2013" calcext:value-type="float" table:number-columns-spanned="1" table:number-rows-spanned="3">
            <text:p>2013</text:p>
          </table:table-cell>
          <table:table-cell table:style-name="ce28"/>
          <table:table-cell table:style-name="ce17" office:value-type="string" calcext:value-type="string">
            <text:p>CUNHA, Pedro de Almeida. Escritos de um Andarilho. 1. ed. Lorena: Cabedalis, 2013. v. 1. 52p .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number-columns-repeated="1014"/>
        </table:table-row>
        <table:table-row table:style-name="ro2">
          <table:covered-table-cell table:number-columns-repeated="5"/>
          <table:table-cell table:style-name="ce28"/>
          <table:table-cell table:style-name="ce28" office:value-type="string" calcext:value-type="string">
            <text:p>CUNHA, Pedro de Almeida. ADVENTO, uma palavra para cada dia. 1. ed. Lorena: Cabedalis, 2013. v. 3000. 116p .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number-columns-repeated="1014"/>
        </table:table-row>
        <table:table-row table:style-name="ro2">
          <table:covered-table-cell table:number-columns-repeated="5"/>
          <table:table-cell table:style-name="ce28"/>
          <table:table-cell table:style-name="ce28" office:value-type="string" calcext:value-type="string">
            <text:p>CUNHA, Pedro de Almeida. Fases da Vida. 1. ed. Lorena: Cabedalis, 2013. v. 1500. 56p .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2"/>
          <table:table-cell table:number-columns-repeated="1014"/>
        </table:table-row>
        <table:table-row table:style-name="ro1">
          <table:covered-table-cell table:number-columns-repeated="4"/>
          <table:table-cell table:style-name="ce24" office:value-type="float" office:value="2011" calcext:value-type="float">
            <text:p>2011</text:p>
          </table:table-cell>
          <table:table-cell table:style-name="ce3" office:value-type="string" calcext:value-type="string">
            <text:p>BENTO, Maria Cristina Marcelino ; CUNHA, Pedro de Almeida. A Pedagogia da Autonomia de Freire - como fator de contribuição para a reflexão do trabalho da EAD via internet. Tecnologia Educacional, v. 195, p. 7-13, 2011.</text:p>
          </table:table-cell>
          <table:table-cell table:style-name="ce28" office:value-type="string" calcext:value-type="string">
            <text:p>-</text:p>
          </table:table-cell>
          <table:table-cell table:style-name="ce28" table:number-columns-repeated="3"/>
          <table:table-cell table:number-columns-repeated="1014"/>
        </table:table-row>
        <table:table-row table:style-name="ro3">
          <table:table-cell table:style-name="ce7" office:value-type="string" calcext:value-type="string" table:number-columns-spanned="1" table:number-rows-spanned="15">
            <text:p>Paulo Sérgio de Sena</text:p>
          </table:table-cell>
          <table:table-cell table:style-name="ce12" office:value-type="float" office:value="1987" calcext:value-type="float" table:number-columns-spanned="1" table:number-rows-spanned="15">
            <text:p>1987</text:p>
          </table:table-cell>
          <table:table-cell table:style-name="ce19" office:value-type="string" calcext:value-type="string">
            <text:p>Saúde Coletiva</text:p>
          </table:table-cell>
          <table:table-cell table:style-name="ce19" office:value-type="string" calcext:value-type="string">
            <text:p>Design: tecnologia e inovação</text:p>
          </table:table-cell>
          <table:table-cell table:style-name="ce25" office:value-type="float" office:value="2015" calcext:value-type="float">
            <text:p>2015</text:p>
          </table:table-cell>
          <table:table-cell table:style-name="ce20" table:number-columns-repeated="3"/>
          <table:table-cell table:style-name="ce20" office:value-type="string" calcext:value-type="string">
            <text:p>SENA, Paulo Sérgio de; MATIAS, Nelson Tavares; RIBEIRO, Rosinei Batista. Espacios de Imerción no virtual para ensenhanza del Ecodesign. In: VII Convención científica internacional de la universidad de matanzas, 2015, Varadero. Anais do VII Convención científica internacional de la universidad de matanzas. Havana: Universidad de Matanzas, 2015. v. 1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9" office:value-type="string" calcext:value-type="string">
            <text:p>Tecnologia da Informação</text:p>
          </table:table-cell>
          <table:table-cell table:style-name="ce20"/>
          <table:table-cell table:style-name="ce12" office:value-type="float" office:value="2014" calcext:value-type="float" table:number-columns-spanned="1" table:number-rows-spanned="6">
            <text:p>2014</text:p>
          </table:table-cell>
          <table:table-cell table:style-name="ce20"/>
          <table:table-cell table:style-name="ce20" office:value-type="string" calcext:value-type="string">
            <text:p>SOUZA, Adriano Jose Sorbile de(Org.) ; MATIAS, Nelson Tavares (Org.) ; SENA, Paulo Sérgio de (Org.) ; RIBEIRO, Rosinei Batista (Org.) . Seleção de Materiais e Processos de Fabricação. 1. ed. Lorena,SP: Instituto Santa Teresa, 2014. v. 1. 204p</text:p>
          </table:table-cell>
          <table:table-cell table:style-name="ce20" office:value-type="string" calcext:value-type="string">
            <text:p>SENA, Paulo Sérgio de; SANTOS, R.M.N. ; MATOS, R. C. C. ; SOUZA, J. . Retratos Ambientais de Silveiras. In: Olga de Sá; Sônia Siqueira. (Org.). Silveiras. 1ed.Lorena, SP: Instituto Santa Teresa, 2014, v. 1, p. 149-162.</text:p>
          </table:table-cell>
          <table:table-cell table:style-name="ce20" office:value-type="string" calcext:value-type="string">
            <text:p>VASCONCELOS, Fabiana Karina Dos Santos; PINA, Paulo Vinícios de Omena; SENA, Paulo Sérgio de; FRASÃO, Fernanda Martineli; RODRIGUES, Flávia Dos Santos; CORDEIRO, Paula Maria Dos Santos. AIDS Descover. In: II Congresso Nacional de Formação de Professores, 2014, Águas de LIndóia. Anais do II Congresso Nacional de Formação de Professores. São Paulo: EDUNESP, 2014. v. 1. p. 10528-10533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9" office:value-type="string" calcext:value-type="string">
            <text:p>Gestão Avançada em RH</text:p>
          </table:table-cell>
          <table:table-cell table:style-name="ce20"/>
          <table:covered-table-cell/>
          <table:table-cell table:style-name="ce20" table:number-columns-repeated="2"/>
          <table:table-cell table:style-name="ce20" office:value-type="string" calcext:value-type="string">
            <text:p>SENA, Paulo Sérgio de. CONEXÕES ETNOECOLÓGICAS REVELADAS EM DESIGNS DE CERÂMICAS DE SÍTIO ARQUEOLÓGICO. In: Souza, Adriano Jose Sorbile de; Matias, Nelson Tavares; Sena, Paulo Sérgio de; Ribeiro, Rosinei Batista. (Org.). Seleção de Materiais e Processos de Fabricação. 1ed.Lorena,SP: Instituto Santa Teresa, 2014, v. 1, p. 121-127.</text:p>
          </table:table-cell>
          <table:table-cell table:style-name="ce20" office:value-type="string" calcext:value-type="string">
            <text:p>PINA, Paulo Vinícios de Omena; SENA, Paulo Sérgio de; VASCONCELOS, Fabiana Karina Dos Santos; FRASÃO, Fernanda Martineli; CORDEIRO, Paula Maria Dos Santos; RODRIGUES, Flávia Dos Santos. JOGO DE CARTAS MENDELIANAS. LEI DA SEGREGAÇÃO INDEPENDENTE OU LEI DA RECOMBINAÇÃO.. In: II Congresso Nacional de Formação de Professores, 2014, Águas de LIndóia. Anais do II Congresso Nacional de Formação de Professores. São Paulo: EDUNESP, 2014. v. 1. p. 10589-10597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4">
          <table:covered-table-cell table:number-columns-repeated="2"/>
          <table:table-cell table:style-name="ce19" office:value-type="string" calcext:value-type="string">
            <text:p>Educação Ambiental e Sustentabilidade</text:p>
          </table:table-cell>
          <table:table-cell table:style-name="ce20"/>
          <table:covered-table-cell/>
          <table:table-cell table:style-name="ce20" table:number-columns-repeated="3"/>
          <table:table-cell table:style-name="ce33" office:value-type="string" calcext:value-type="string">
            <text:p>SENA, Paulo Sérgio de; PINA, Paulo Vinícios de Omena ; CORDEIRO, Paula Maria Dos Santos; VASCONCELOS, Fabiana Karina Dos Santos; RODRIGUES, Flávia Dos Santos; FRASÃO, Fernanda Martineli . JOGO PEDAGÓGICO: BIO BATALHA. MORFOLOGIA, FISIOLOGIA E HISTOLOGIA ANIMAL. In: II Congresso Nacional de Formação de Professores, 2014, Águas de LIndóia. Anais do II Congresso Nacional de Formação de Professores. São Paulo: EDUNESP, 2014. v. 1. p. 10331-10340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5">
          <table:covered-table-cell table:number-columns-repeated="2"/>
          <table:table-cell table:style-name="ce19" office:value-type="string" calcext:value-type="string">
            <text:p>Análises Clínicas</text:p>
          </table:table-cell>
          <table:table-cell table:style-name="ce20"/>
          <table:covered-table-cell/>
          <table:table-cell table:style-name="ce20" table:number-columns-repeated="3"/>
          <table:table-cell table:style-name="ce20" office:value-type="string" calcext:value-type="string">
            <text:p>PACHECO, Fabrício da Silva; MOREIRA, Ailton Leite; SANTOS, Ricardo Mendonça Neves dos; SENA, Paulo Sérgio de. Ecologia de Estrada: Método de coleta de dados (com moto) de Animais Silvestres Atropelados na SP-171 a RJ-165.. In: XI Congresso Nacional de Meio Ambiente de Poços de Caldas, 2014, Poços de Caldas, MG. Anais Congresso Nacional de Meio Ambiente de Poços de Caldas. Poços de Caldas, MG: IF Sul de Minas, 2014. v. 6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5">
          <table:covered-table-cell table:number-columns-repeated="2"/>
          <table:table-cell table:style-name="ce19" office:value-type="string" calcext:value-type="string">
            <text:p>Biologia da Conservação</text:p>
          </table:table-cell>
          <table:table-cell table:style-name="ce20"/>
          <table:covered-table-cell/>
          <table:table-cell table:style-name="ce20" table:number-columns-repeated="3"/>
          <table:table-cell table:style-name="ce20" office:value-type="string" calcext:value-type="string">
            <text:p>PACHECO, Fabrício da Silva; SENA, Paulo Sérgio de; MATIAS, Nelson Tavares; RIBEIRO, Rosinei Batista. O cenário de mudanças climáticas na região metropolitana do Vale do Paraiba e Litoral Norte, SP. Um Produto de Estudos de Etnoecodesign.. In: XI Congresso Nacional de Meio Ambiente de Poços de Caldas, 2014, Poços de Caldas, MG. Anais Congresso Nacional de Meio Ambiente de Poços de Caldas. Poços de Caldas, MG: IF Sul de Minas, 2014. v. 6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covered-table-cell/>
          <table:table-cell table:style-name="ce20" table:number-columns-repeated="3"/>
          <table:table-cell table:style-name="ce20" office:value-type="string" calcext:value-type="string">
            <text:p>MATIAS, Nelson Tavares; SENA, Paulo Sérgio de; PINA, Paulo Vinícios de Omena; RIBEIRO, Rosinei Batista; CARVALHO, Natalha Gabrieli Moreira. FERRAMENTAS DE ANÁLISE ERGONÔMICA EM BENEFÍCIO DA SOCIEDADE: APLICAÇÃO PRÁTICA DO MÉTODO OCRA. In: VI Simpósio de Desenvolvimento, Tecnologia e Sociedade, 2014, Itajubá - MG. Anais do VI Simpósio de Desenvolvimento, Tecnologia e Sociedade. Itajubá, MG: UNIFEI, 2014. v. 1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table-cell table:style-name="ce12" office:value-type="float" office:value="2013" calcext:value-type="float" table:number-columns-spanned="1" table:number-rows-spanned="2">
            <text:p>2013</text:p>
          </table:table-cell>
          <table:table-cell table:style-name="ce20" office:value-type="string" calcext:value-type="string">
            <text:p>SENA, Paulo Sérgio de; NASCIMENTO, Márcia Maria Bezerra do . Conservação e conflito social. Presença de animais domésticos no entorno da Unidade de Conservação. Floresta Nacional de Lorena, Flona Lorena, SP. Âmbito Jurídico, v. 16, p. 13067, 2013.</text:p>
          </table:table-cell>
          <table:table-cell table:style-name="ce20" office:value-type="string" calcext:value-type="string">
            <text:p>MELLO, Adilson da Silva (Org.) ; PIMENTA, Carlos Alberto Máximo (Org.) ; MATIAS, Nelson Tavares(Org.) ; RIBEIRO, Rosinei Batista(Org.) ; SOUSA, C. M. (Org.) ; LOPES, J. R. (Org.) ; PASIN, Luiz Eugênio Veneziani (Org.) ; PIMENTA, M. L. (Org.) ; RODRIGUES, R. (Org.) ; NUNES, S. S. (Org.) ; SENA, Paulo Sérgio de(Org.) . Encruzilhadas da Cultura. 1. ed. Taubaté, SP: Cabral - Editora e Livraria Universitária, 2013. v. 1. 272p .</text:p>
          </table:table-cell>
          <table:table-cell table:style-name="ce20" office:value-type="string" calcext:value-type="string">
            <text:p>VEIGA, Camila Loricchio; MATIAS, Nelson Tavares; SENA, Paulo Sérgio de; RIBEIRO, Rosinei Batista; ROSA, Jorge Luiz. Avaliação do gesso com adição de Terras de Diatomáceas na Indústria de Imagens Sacras. In: Marizilda dos Santos Menezes; Mônica Moura. (Org.). Rumos da Pesquisa no Design Contemporâneo: Materialidade, Gestão e Serviços. 1ed.São Paulo: Estação das Letras e Cores Editora, 2013, v. 01, p. 42-55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covered-table-cell/>
          <table:table-cell table:style-name="ce20" office:value-type="string" calcext:value-type="string">
            <text:p>SENA, Paulo Sérgio de; SANTOS, Renan Isaú Fernades. Sistematização laboratorial do uso do gesso no processo de produção de souvenir em aparecida, sp. Otimização etno-ecológica da produção. Revista Janus (Lorena), v. 10, p. 27-33, 2013.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SILVA,Pablo Joevalner Bastos da; CARVALHO, Natalha Gabrieli Moreira; VEIGA, Camila Loricchio; SENA, Paulo Sérgio de; RIBEIRO, Rosinei Batista; MATIAS, Nelson Tavares. Ergonomia: ferramentas de análise a serviço da sociedade. In: Marizilda dos Santos Menezes; Mônica Moura. (Org.). Rumos da Pesquisa no Design Contemporâneo: Inserção Social. 1ed.São Paulo: Estação das Letras e Cores Editora, 2013, v. 01, p. 58-79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table-cell table:style-name="ce12" office:value-type="float" office:value="2012" calcext:value-type="float" table:number-columns-spanned="1" table:number-rows-spanned="3">
            <text:p>2012</text:p>
          </table:table-cell>
          <table:table-cell table:style-name="ce20" office:value-type="string" calcext:value-type="string">
            <text:p>SENA, Paulo Sérgio de. UNIDADE DE CONSERVAÇÃO DA NATUREZA, UMA FERRAMENTA DA TECNOLOGIA SOCIAL USADA COMO METODOLOGIA DE ENSINO DE ECOLOGIA HUMANA. Revista Janus (Lorena), v. 9, p. 584/414, 2012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style-name="ce20" office:value-type="string" calcext:value-type="string">
            <text:p>VEIGA, Camila Loricchio; MATIAS, Nelson Tavares; RIBEIRO, Rosinei Batista; SENA, Paulo Sérgio de. Avaliação da Cadeia Produtiva do Gesso com Adição de Terras de Diatomáceas Aplicados na Indústria de Imagens Físicas. In: P&amp;D DESIGN 2012, 2012, São Luiz, MA. Anais do X Congresso Brasileiro de P&amp;D em Design. São Luiz, MA: Universidade Federal do Maranhão, 2012. v. 1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covered-table-cell/>
          <table:table-cell table:style-name="ce20" office:value-type="string" calcext:value-type="string">
            <text:p>SENA, Paulo Sérgio de; MATIAS, Nelson Tavares; Ribeiro, Rosinei Batista; PINA, Paulo Vinícios de Omena; MONTEMOR, Rosana do Carmo; SIQUEIRA, Sônia. Apresentação. Revista Janus (Lorena), v. 9, p. 406-575, 2012.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style-name="ce20" office:value-type="string" calcext:value-type="string">
            <text:p>SENA, Paulo Sérgio de; RIBEIRO, Rosinei Batista; MATIAS, Nelson Tavares; SANTOS, Renan Esaú Fernandesz; VEIGA, Camila Loricchio. A SISTEMATIZAÇÃO DA TECNOLOGIA ARTESÃ DA PRODUÇÃO DE IMAGENS SACRAS (SOUVENIR) EM GESSO EM APARECIDA, SP.. In: III Simpósio de Desenvolvimento, Tecnologia e Sociedade, 2012, Itajubá, MG. Anais do III Simpósio de Desenvolvimento, Tecnologia e Sociedade. Itajubá, SP: unifei, 2012. v. 1. p. s/p-s/p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covered-table-cell/>
          <table:table-cell table:style-name="ce20" office:value-type="string" calcext:value-type="string">
            <text:p>LOBO, Vanessa Auxiliadora Ramos; SENA, Paulo Sérgio de. Os Quintais como Espaço de conflito. Conservação, Manejo e Uso do Hotspot Mata Atlântica. Caso de Estudo Vale Histórico, Vale do Paraíba, São Paulo.. Revista Janus (Lorena), v. 16, p. 65-85, 2012.</text:p>
          </table:table-cell>
          <table:table-cell table:style-name="ce20" table:number-columns-repeated="4"/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table-cell table:style-name="ce12" office:value-type="float" office:value="2011" calcext:value-type="float" table:number-columns-spanned="1" table:number-rows-spanned="3">
            <text:p>2011</text:p>
          </table:table-cell>
          <table:table-cell table:style-name="ce20" office:value-type="string" calcext:value-type="string">
            <text:p>SENA, Paulo Sérgio de. Unidade de Conservação, um Fenômeno Biológico e Social. Âmbito Jurídico, v. 89, p. id=9713, 2011.</text:p>
          </table:table-cell>
          <table:table-cell table:style-name="ce20" table:number-columns-repeated="2"/>
          <table:table-cell table:style-name="ce20" office:value-type="string" calcext:value-type="string">
            <text:p>SENA, Paulo Sérgio de. Ciclo Epistemológico da Ciência. Prática Pedagógica para o Ensino de Metodologia Científica. In: I Seminário de Didática para o Ensino Superior, 2011, Lorena, SP. Anais do I Seminário de Didática para o Ensino Superior. Lorena, SP: Centro Universitário Salesiano de São Paulo, 2011. v. 1.</text:p>
          </table:table-cell>
          <table:table-cell table:style-name="ce20" office:value-type="string" calcext:value-type="string">
            <text:p>-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covered-table-cell/>
          <table:table-cell table:style-name="ce20" office:value-type="string" calcext:value-type="string">
            <text:p>SENA, Paulo Sérgio de. Programa de Treinamento de Recursos Humanos para Organizações - Ausência de Elementos de Qualidade de Vida no Trabalho. Reenvap - Revista Eletrônica de Enfermagem do Vale do Paraíba, v. 1, p. 20-35, 2011.</text:p>
          </table:table-cell>
          <table:table-cell table:style-name="ce20" table:number-columns-repeated="4"/>
          <table:table-cell table:number-columns-repeated="1014"/>
        </table:table-row>
        <table:table-row table:style-name="ro2">
          <table:covered-table-cell table:number-columns-repeated="2"/>
          <table:table-cell table:style-name="ce20" table:number-columns-repeated="2"/>
          <table:covered-table-cell/>
          <table:table-cell table:style-name="ce20" office:value-type="string" calcext:value-type="string">
            <text:p>SENA, Paulo Sérgio de. Forrageamento Ótimo no Ambiente Escola. Revista Janus (Lorena), v. 8, p. 63-70, 2011.</text:p>
          </table:table-cell>
          <table:table-cell table:style-name="ce20" table:number-columns-repeated="4"/>
          <table:table-cell table:number-columns-repeated="1014"/>
        </table:table-row>
        <table:table-row table:style-name="ro1">
          <table:table-cell table:style-name="ce8" office:value-type="string" calcext:value-type="string">
            <text:p>Daniela Kanno Vieira</text:p>
          </table:table-cell>
          <table:table-cell table:style-name="ce13" office:value-type="string" calcext:value-type="string">
            <text:p>Se formou em 2010</text:p>
          </table:table-cell>
          <table:table-cell table:style-name="ce13" table:number-columns-repeated="8"/>
          <table:table-cell table:number-columns-repeated="1014"/>
        </table:table-row>
        <table:table-row table:style-name="ro1">
          <table:table-cell table:style-name="ce8" office:value-type="string" calcext:value-type="string">
            <text:p>Cristina Aparecida Lino de Paiva</text:p>
          </table:table-cell>
          <table:table-cell table:style-name="ce13" office:value-type="float" office:value="1995" calcext:value-type="float">
            <text:p>1995</text:p>
          </table:table-cell>
          <table:table-cell table:style-name="ce13" table:number-columns-repeated="8"/>
          <table:table-cell table:number-columns-repeated="101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gos" table:style-name="ta1">
        <table:table-column table:style-name="co1" table:default-cell-style-name="ce32"/>
        <table:table-column table:style-name="co2" table:number-columns-repeated="1023" table:default-cell-style-name="ce2"/>
        <table:table-row table:style-name="ro1">
          <table:table-cell table:style-name="ce35" office:value-type="string" calcext:value-type="string">
            <text:p>SIQUEIRA, Sônia Maria Gonçalves. Quissak Jr. Semeador de invisíveis. Ângulo (FATEA. Impresso), v. 01, p. 56-58, 2012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SIQUEIRA, Sônia Maria Gonçalves. Iconografia de Santa Teresa D'Ávila. Ângulo (FATEA. Impresso), v. 01, p. 36, 2013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SIQUEIRA, Sônia Maria Gonçalves. DO THÉATRON GREGO A CAIXA MÁGICA BARROCA. Ângulo (FATEA. Impresso), v. 01, p. 68-79, 2013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. Unidade de Conservação, um Fenômeno Biológico e Social. Âmbito Jurídico, v. 89, p. id=9713, 2011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. UNIDADE DE CONSERVAÇÃO DA NATUREZA, UMA FERRAMENTA DA TECNOLOGIA SOCIAL USADA COMO METODOLOGIA DE ENSINO DE ECOLOGIA HUMANA. Revista Janus (Lorena), v. 9, p. 584/414, 2012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. Programa de Treinamento de Recursos Humanos para Organizações - Ausência de Elementos de Qualidade de Vida no Trabalho. Reenvap - Revista Eletrônica de Enfermagem do Vale do Paraíba, v. 1, p. 20-35, 2011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. Forrageamento Ótimo no Ambiente Escola. Revista Janus (Lorena), v. 8, p. 63-70, 2011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; SANTOS, Renan Isaú Fernades. Sistematização laboratorial do uso do gesso no processo de produção de souvenir em aparecida, sp. Otimização etno-ecológica da produção. Revista Janus (Lorena), v. 10, p. 27-33, 2013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; NASCIMENTO, Márcia Maria Bezerra do . Conservação e conflito social. Presença de animais domésticos no entorno da Unidade de Conservação. Floresta Nacional de Lorena, Flona Lorena, SP. Âmbito Jurídico, v. 16, p. 13067, 2013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; MATIAS, Nelson Tavares; Ribeiro, Rosinei Batista; PINA, Paulo Vinícios de Omena; MONTEMOR, Rosana do Carmo; SIQUEIRA, Sônia. Apresentação. Revista Janus (Lorena), v. 9, p. 406-575, 2012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BO, Vanessa Auxiliadora Ramos; SENA, Paulo Sérgio de. Os Quintais como Espaço de conflito. Conservação, Manejo e Uso do Hotspot Mata Atlântica. Caso de Estudo Vale Histórico, Vale do Paraíba, São Paulo.. Revista Janus (Lorena), v. 16, p. 65-85, 2012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QUEIRA, João Francisco Pereira Nunes. Tradição e modernidade na poesia de Péricles Eugênio da Silva Ramos e Horácio Costa. Revista Alpha, v. 16, p. 174-191, 2015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QUEIRA, João Francisco Pereira Nunes. A imagem em dois poemas de Péricles Eugênio da Silva Ramos. ECCOM - Educação, Cultura e Comunicação, v. 6, p. 59-70, 2015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GURPILHARES, Marlene Silva Sardinha; QUINTANA, Francisco Alcidez Candia. Literatura e linguística, uma interface: as anáforas associativas e a construção do sentido no gênero discursivo 'poema'. Ângulo (FATEA. Impresso), v. 1, p. 33, 2012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OLIVEIRA, Carlos Alberto de. Um breve estudo dos termos acessórios da oração à luz da teoria da referenciação. Lusorama, v. 1, p. 195-208, 2013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OLIVEIRA, Carlos Alberto de. Gramática e sociedade. Ângulo (FATEA. Impresso), v. 1, p. 19-24, 2011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LIMA, Dimarco Daniel Carvalho. A função argumentativa dos verbos introdutores de opinião. Ângulo (FATEA. Impresso), v. 1, p. 42-52, 2014.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BENTO, Maria Cristina Marcelino ; CUNHA, Pedro de Almeida. A Pedagogia da Autonomia de Freire - como fator de contribuição para a reflexão do trabalho da EAD via internet. Tecnologia Educacional, v. 195, p. 7-13, 2011.</text:p>
          </table:table-cell>
          <table:table-cell table:number-columns-repeated="1023"/>
        </table:table-row>
        <table:table-row table:style-name="ro6">
          <table:table-cell table:style-name="ce37" office:value-type="string" calcext:value-type="string">
            <text:p>GURPILHARES, Marlene Silva Sardinha; THIAGO, Alba Luciene. A metáfora na Economia - um estudo com reportagens jornalísticas. ECCOM - Educação, Cultura e Comunicação, v. 7, p. 19-30, 2016.</text:p>
          </table:table-cell>
          <table:table-cell table:number-columns-repeated="1023"/>
        </table:table-row>
        <table:table-row table:style-name="ro6">
          <table:table-cell table:style-name="ce38" office:value-type="string" calcext:value-type="string">
            <text:p>GURPILHARES, Marlene Silva Sardinha. A metáfora na comunicação visual. DI Factum, v. 1, p. 7-15, 201</text:p>
          </table:table-cell>
          <table:table-cell table:number-columns-repeated="1023"/>
        </table:table-row>
        <table:table-row table:style-name="ro6">
          <table:table-cell table:style-name="ce39" office:value-type="string" calcext:value-type="string">
            <text:p>JUNQUEIRA, João Francisco Pereira Nunes. Um estudo gramatical do poema ?O mundo, o novo mundo? de Péricles Eugênio da Silva Ramos. ECCOM - Educação, Cultura e Comunicação, v. 7, p. 83-92, 2016. 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MONTEMOR, Rosana do Carmo; ABDLA, Rachel Duarte. A extensão universitária em uma instituição de ensino superior do Vale do Paraíba: estudo de caso. ECCOM - Educação, Cultura e Comunicação, v. 7, p. 63-78, 2016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IQUEIRA, Sônia Maria Gonçalves. Deméter e Perséfone: as várias faces da mulher. Ângulo (FATEA. Impresso), v. 123, p. 59-62, 2010. 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SENA, Paulo Sérgio de. Ecodesign + Etnoecologia = Etnoecodesign: Ousadia horizontal ? vertical ? transversal da academia. DI Factum, v. 1, p. 25-30, 2016.</text:p>
          </table:table-cell>
          <table:table-cell table:number-columns-repeated="1023"/>
        </table:table-row>
        <table:table-row table:style-name="ro6">
          <table:table-cell table:style-name="ce40" office:value-type="string" calcext:value-type="string">
            <text:p>SENA, PAULO SERGIO DE; SANTOS, Matheus Henrique Silva. ESTUDO DE ETNOECODESIGN DE IMAGENS SACRAS EM GESSO DANIFICADAS E DESCARTADAS PELO USUÁRIO. ESTUDO DE MODELO SUSTENTÁVEL DE NICHO DE DESCARTE.. Revista UniVap, v. 22, p. 69, 2016.</text:p>
          </table:table-cell>
          <table:table-cell table:number-columns-repeated="1023"/>
        </table:table-row>
        <table:table-row table:style-name="ro6">
          <table:table-cell table:style-name="ce40" office:value-type="string" calcext:value-type="string">
            <text:p>SENA, Paulo Sérgio de. O PARADOXO DO EMPOBRECIMENTO DO HABITAT EM TEMPOS DE BIOSSOCIODIVERSIDADE. O CASO DO ESTREITAMENTO DO NICHO ALIMENTAR.. Antropos (Manaus), v. 4, p. 1-10, 2010.</text:p>
          </table:table-cell>
          <table:table-cell table:number-columns-repeated="1023"/>
        </table:table-row>
        <table:table-row table:style-name="ro6">
          <table:table-cell table:style-name="ce40" office:value-type="string" calcext:value-type="string">
            <text:p>SANTO, Renan Esaú Fernandes ; SENA, SENA, Paulo Sérgio de. Base Territorial da Mata Atlântica. Etno-ecologia da Argila Branca na Tribo Tupiguarani (Séculos XIV e XV). Revista Janus (Lorena), v. 11, p. 107-120, 2010.</text:p>
          </table:table-cell>
          <table:table-cell table:number-columns-repeated="1023"/>
        </table:table-row>
        <table:table-row table:style-name="ro6">
          <table:table-cell table:style-name="ce40"/>
          <table:table-cell table:number-columns-repeated="1023"/>
        </table:table-row>
        <table:table-row table:style-name="ro2">
          <table:table-cell table:style-name="ce41"/>
          <table:table-cell table:number-columns-repeated="1023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6">
          <table:table-cell table:number-columns-repeated="4"/>
          <table:table-cell table:style-name="Default"/>
          <table:table-cell table:number-columns-repeated="1019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ivros" table:style-name="ta1">
        <table:table-column table:style-name="co1" table:default-cell-style-name="ce32"/>
        <table:table-column table:style-name="co2" table:number-columns-repeated="1023" table:default-cell-style-name="ce2"/>
        <table:table-row table:style-name="ro2">
          <table:table-cell office:value-type="string" calcext:value-type="string">
            <text:p>CUNHA, Pedro de Almeida. ADVENTO, uma palavra para cada dia. 1. ed. Lorena: Cabedalis, 2013. v. 3000. 116p 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UZA, Adriano Jose Sorbile de(Org.) ; MATIAS, Nelson Tavares (Org.) ; SENA, Paulo Sérgio de (Org.) ; RIBEIRO, Rosinei Batista (Org.) . Seleção de Materiais e Processos de Fabricação. 1. ed. Lorena,SP: Instituto Santa Teresa, 2014. v. 1. 204p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SIQUEIRA, Sônia Maria Gonçalves. Teresa D'Ávila: a andarilha de Deus. 1. ed. Lorena: Instituto Santa Teresa, 2014. v. 01. 168p 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SIQUEIRA, Sônia Maria Gonçalves. Silveiras: retratos do vale. 1. ed. Lorena: Instituto Santa Teresa, 2014. v. 01. 193p 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OLIVEIRA, Carlos Alberto de (Org.) ; QUINTANA, Francisco Alcidez Candia (Org.) ; GURPILHARES, Marlene Silva Sardinha(Org.) . Os mecanismos argumentativos no discurso. 1. ed. Lorena: Gráfica e Editora Santa Teresa, 2012. v. 1. 148p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LO, Adilson da Silva (Org.) ; PIMENTA, Carlos Alberto Máximo (Org.) ; MATIAS, Nelson Tavares(Org.) ; RIBEIRO, Rosinei Batista(Org.) ; SOUSA, C. M. (Org.) ; LOPES, J. R. (Org.) ; PASIN, Luiz Eugênio Veneziani (Org.) ; PIMENTA, M. L. (Org.) ; RODRIGUES, R. (Org.) ; NUNES, S. S. (Org.) ; SENA, Paulo Sérgio de(Org.) . Encruzilhadas da Cultura. 1. ed. Taubaté, SP: Cabral - Editora e Livraria Universitária, 2013. v. 1. 272p 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. Uma visão histórica dos Estudos Linguísticos da Antiguidades ao século XX. 2. ed. Lorena: Ligthouse Editora, 2014. v. 1. 132p 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GURPILHARES, Marlene Silva Sardinha. Uma visão histórica dos Estudos Linguísticos da Antiguidades ao século XX. 1. ed. Lorena: Lighthouse Editora, 2013. v. 1. 131p 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OLIVEIRA, Carlos Alberto de (Org.); QUINTANA, Francisco Alcidez Candia(Org.); OLIVEIRA, Eveline Mattos Tápias (Org.); NEVES, Thabata Fonseca <text:s/>(Org.); AZEVEDO, Lucia Maria Rangel (Org.) ; GONÇALVES, Humberto Gutierrez (Org.) ; GURPILHARES, Giovana Gleice Gomes dos Santos (Org.) . Linguagem, discurso e ensino. 1. ed. Lorena: GRAFIST-Gráfica&amp;Editora Santa Teresa, 2011. v. 1. 212p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OLIVEIRA, Carlos Alberto de (Org.) ; QUINTANA, Francisco Alcidez Candia(Org.). Formação de Professores: Contribuições para o Ensino de Línguas. Lorena: Instituto Santa Teresa, 2011. v. 1. 240p 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AZEVEDO, Lucia Maria Rangel; KOSMA, <text:s/>Eliana Vianna Brito. A gramática numa abordagem discursiva: Análise de alguns Tópicos Gramaticais. 1. ed. Lorena: Lighthouse, 2015. v. 1. 115p 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CUNHA, Pedro de Almeida. Quaresma: Uma palavra para cada dia. 1. ed. Lorena: Cabedalis, 2014. v. 1. 136p 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NHA, Pedro de Almeida. Minhas Orações. 1. ed. Lorena: Cabedalis, 2014. v. 2500. 24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NHA, Pedro de Almeida. Fases da Vida. 1. ed. Lorena: Cabedalis, 2013. v. 1500. 56p 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CUNHA, Pedro de Almeida. Escritos de um Andarilho. 1. ed. Lorena: Cabedalis, 2013. v. 1. 52p 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URPILHARES, Marlene Silva Sardinha. Uma visão histórica dos Estudos Linguísticos da Antiguidade ao século XX. 3. ed. Lorena: Editora Casa, 2016. v. 1. 196p </text:p>
          </table:table-cell>
          <table:table-cell table:number-columns-repeated="1023"/>
        </table:table-row>
        <table:table-row table:style-name="ro2" table:number-rows-repeated="2">
          <table:table-cell table:style-name="ce42"/>
          <table:table-cell table:number-columns-repeated="1023"/>
        </table:table-row>
        <table:table-row table:style-name="ro1" table:number-rows-repeated="3">
          <table:table-cell table:style-name="ce35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 table:style-name="ce35"/>
          <table:table-cell table:number-columns-repeated="1023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p_livros" table:style-name="ta1">
        <table:table-column table:style-name="co1" table:default-cell-style-name="ce32"/>
        <table:table-column table:style-name="co2" table:number-columns-repeated="1023" table:default-cell-style-name="ce2"/>
        <table:table-row table:style-name="ro2">
          <table:table-cell office:value-type="string" calcext:value-type="string">
            <text:p>GURPILHARES, Marlene Silva Sardinha; ANGULO, Maria Teresa de Aquino Almeida. A argumentação no gênero discursivo 'editorial'. In: Carlos Alberto de Oliveira; Francisco Alcidez Candia Quintana; Marlene Silva Sardinha Gurpilhares. (Org.). Os mecanismos argumentativos no discursivo: um estudo com os gêneros jornalísticos. 1ed.Lorena: Gráfica e Editora Santa Teresa, 2012, v. 1, p. 83-112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CARVALHO, Renan Maurício de. A metáfora como mecanismo argumentativo no gênero discursivo: discurso político eleitoral, do Presidente Lula. In: Carlos Alberto de Oliveira; Francisco Alcidez Candia Quintana; Marlene Silva Sardinha Gurpilhares. (Org.). Os mecanismos argumentativos no discurso: um estudo com os gêneros jornalísticos. 1ed.Lorena: Gráfica e Editora Santa Teresa, 2012, v. 01, p. 11-39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FERRAZ, Rosiléa do Nascimento. A relação de causalidade como mecanismo argumentativo no gênero discursivo propaganda. In: Carlos Alberto de Oliveira; Francisco Alcidez Candia Quintana; Marlene Silva Sardinha Gurpilhares. (Org.).A gramática numa abordagem discursiva: Análise de alguns Tópicos Gramaticais. 1ed.Lorena: Lighthouse, 2015, v. 1, p. 37-60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FERREIRA, Flavia Liliane Amorim. A pontuação na construção do sentido - um estudo com propagandas publicitárias. In: Carlos Alberto de Oliveira; Francisco Alcidez Candia Quintana; Marlene Silva Sardinha Gurpilhares. (Org.).A gramática numa abordagem discursiva: Análise de alguns Tópicos Gramaticais.1ed.Lorena: Lighthouse, 2015, v. 1, p. 61-88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GUIMARÃES, Fabio Augusto. As expressões nominais anafóricas como mecanismos argumentativos no gênero discursivo. In: Carlos Alberto de Oliveira; Francisco Alcidez Candia Quintana; Marlene Silva Sardinha Gurpilhares. (Org.). Os mecanismos argumentativos no discurso: um estudo com os gêneros jornalísticos. 1ed.Lorena: Gráfica e Editora Santa Teresa, 2012, v. 1, p. 113-146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RPILHARES, Marlene Silva Sardinha; SANTOS, Naiara Leite dos. A função argumentativa dos operadores de oposição: um estudo com o romance. In: Carlos Alberto de Oliveira; Francisco Alcidez Candia Quintana; Marlene Silva Sardinha Gurpilhares. (Org.).A gramática numa abordagem discursiva: Análise de alguns Tópicos Gramaticais. 1ed.Lorena: Lighthouse, 2015, v. 1, p. 13-36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MONTEMOR, Rosana do Carmo. Um olhar na 33ª Festa do Tropeiro. In: Olga de Sá;Sonia Maria Gonçalves Siqueira. (Org.). Silveiras - Retratos do Vale. 1ed.Lorena: CCTA, Lorena, 2014, v. 1, p. 11-189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IXAO, Sônia Cristina Gomes dos Santos; GURPILHARES, Marlene Silva Sardinha. A (Re) Categorização metafórica do referente na construção do sentido - um estudo com a Crônica Jornalística. In: Carlos Alberto de Oliveira; Francisco Alcidez Candia Quintana; Marlene Silva Sardinha Gurpilhares. (Org.). Os mecanismos argumentativos no discurso: um estudo com os gêneros jornalísticos. 1ed.Lorena: Gráfica e Editora Santa Teresa, 2012, v. 1, p. 41-82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; SANTOS, R.M.N. ; MATOS, R. C. C. ; SOUZA, J. . Retratos Ambientais de Silveiras. In: Olga de Sá; Sônia Siqueira. (Org.). Silveiras. 1ed.Lorena, SP: Instituto Santa Teresa, 2014, v. 1, p. 149-162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. CONEXÕES ETNOECOLÓGICAS REVELADAS EM DESIGNS DE CERÂMICAS DE SÍTIO ARQUEOLÓGICO. In: Souza, Adriano Jose Sorbile de; Matias, Nelson Tavares; Sena, Paulo Sérgio de; Ribeiro, Rosinei Batista. (Org.). Seleção de Materiais e Processos de Fabricação. 1ed.Lorena,SP: Instituto Santa Teresa, 2014, v. 1, p. 121-127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VA,Pablo Joevalner Bastos da; CARVALHO, Natalha Gabrieli Moreira; VEIGA, Camila Loricchio; SENA, Paulo Sérgio de; RIBEIRO, Rosinei Batista; MATIAS, Nelson Tavares. Ergonomia: ferramentas de análise a serviço da sociedade. In: Marizilda dos Santos Menezes; Mônica Moura. (Org.). Rumos da Pesquisa no Design Contemporâneo: Inserção Social. 1ed.São Paulo: Estação das Letras e Cores Editora, 2013, v. 01, p. 58-79.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SIQUEIRA, Sônia Maria Gonçalves. Arquitetura de Silveiras. In: Sá, Olga de; Siqueira, Sonia Maria Gonçalves. (Org.). Arquitetura de Silveira. 1ed.Lorena: Instituto Santa Teresa, 2014, v. 1, p. 60-76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IGA, Camila Loricchio; MATIAS, Nelson Tavares; SENA, Paulo Sérgio de; RIBEIRO, Rosinei Batista; ROSA, Jorge Luiz. Avaliação do gesso com adição de Terras de Diatomáceas na Indústria de Imagens Sacras. In: Marizilda dos Santos Menezes; Mônica Moura. (Org.). Rumos da Pesquisa no Design Contemporâneo: Materialidade, Gestão e Serviços. 1ed.São Paulo: Estação das Letras e Cores Editora, 2013, v. 01, p. 42-55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QUEIRA, João Francisco Pereira Nunes. O filho pródigo de Lorena: Péricles Eugênio da Silva Ramos. In: Alexandre Marcos Lourenço Barbosa. (Org.). Grandes escritores do Vale do Paraíba. 1ed.Aparecida-SP: <text:s/>jornal O Lince , 2012, v. , p. 284-301.</text:p>
          </table:table-cell>
          <table:table-cell table:number-columns-repeated="1023"/>
        </table:table-row>
        <table:table-row table:style-name="ro6">
          <table:table-cell table:style-name="ce35" office:value-type="string" calcext:value-type="string">
            <text:p>MATIAS, Nelson Tavares ; SENA, Paulo Sérgio de; RIBEIRO, Rosinei Batista ; Araújo, Claudia Lysia de Oliveira ; CARVALHO, Natalha Gabrieli Moreira. The Human-Systems Integration (HSI) Concept, Applied in an Observation of a Car Crash Simulation. Advances in Applied Digital Human Modeling and Simulation. 1ed.Florida: Springer International Publishing, 2016, v. 481, p. 245-256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ANTOS, Ricardo Mendonça Neves dos; GONCALVES, A. L. S. ; SENA, Paulo Sérgio de . Biologia, Ecologia e Meio Ambiente do Município de Lorena, SP. In: Olga de Sá; Sônia Maria Gonçalves Siqueira. (Org.). Retratos do Vale - Lorena. 1ed.Lorena, SP: Instituto Santa Teresa, 2016, v. 1, p. 46-50.</text:p>
          </table:table-cell>
          <table:table-cell table:number-columns-repeated="1023"/>
        </table:table-row>
        <table:table-row table:style-name="ro1" table:number-rows-repeated="4">
          <table:table-cell table:style-name="ce35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43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3">
          <table:table-cell table:style-name="ce35"/>
          <table:table-cell table:number-columns-repeated="1023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ais_congresso" table:style-name="ta1">
        <table:table-column table:style-name="co1" table:default-cell-style-name="ce32"/>
        <table:table-column table:style-name="co2" table:number-columns-repeated="1023" table:default-cell-style-name="ce2"/>
        <table:table-row table:style-name="ro2">
          <table:table-cell office:value-type="string" calcext:value-type="string">
            <text:p>JUNQUEIRA, João Francisco Pereira Nunes. 'Instinto de nacionalidade' na poesia brasileira sob a visão de Péricles Eugênio da Silva Ramos. In: XVI SEMINÁRIO DE PESQUISA DO PROGRAMA DE PÓS-GRADUAÇÃO EM ESTUDOS LITERÁRIOS, 2015, Araraquara. Trabalhos completos do XVI Seminário de Pesquisa do Programa de Pós-Graduação em Estudos Literários. Araraquara, 2015. v. 16. p. 1-498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IAS, Nelson Tavares; SENA, Paulo Sérgio de; PINA, Paulo Vinícios de Omena; RIBEIRO, Rosinei Batista; CARVALHO, Natalha Gabrieli Moreira. FERRAMENTAS DE ANÁLISE ERGONÔMICA EM BENEFÍCIO DA SOCIEDADE: APLICAÇÃO PRÁTICA DO MÉTODO OCRA. In: VI Simpósio de Desenvolvimento, Tecnologia e Sociedade, 2014, Itajubá - MG. Anais do VI Simpósio de Desenvolvimento, Tecnologia e Sociedade. Itajubá, MG: UNIFEI, 2014. v. 1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HECO, Fabrício da Silva; MOREIRA, Ailton Leite; SANTOS, Ricardo Mendonça Neves dos; SENA, Paulo Sérgio de. Ecologia de Estrada: Método de coleta de dados (com moto) de Animais Silvestres Atropelados na SP-171 a RJ-165.. In: XI Congresso Nacional de Meio Ambiente de Poços de Caldas, 2014, Poços de Caldas, MG. Anais Congresso Nacional de Meio Ambiente de Poços de Caldas. Poços de Caldas, MG: IF Sul de Minas, 2014. v. 6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HECO, Fabrício da Silva; SENA, Paulo Sérgio de; MATIAS, Nelson Tavares; RIBEIRO, Rosinei Batista. O cenário de mudanças climáticas na região metropolitana do Vale do Paraiba e Litoral Norte, SP. Um Produto de Estudos de Etnoecodesign.. In: XI Congresso Nacional de Meio Ambiente de Poços de Caldas, 2014, Poços de Caldas, MG. Anais Congresso Nacional de Meio Ambiente de Poços de Caldas. Poços de Caldas, MG: IF Sul de Minas, 2014. v. 6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A, Paulo Vinícios de Omena; SENA, Paulo Sérgio de; VASCONCELOS, Fabiana Karina Dos Santos; FRASÃO, Fernanda Martineli; CORDEIRO, Paula Maria Dos Santos; RODRIGUES, Flávia Dos Santos. JOGO DE CARTAS MENDELIANAS. LEI DA SEGREGAÇÃO INDEPENDENTE OU LEI DA RECOMBINAÇÃO.. In: II Congresso Nacional de Formação de Professores, 2014, Águas de LIndóia. Anais do II Congresso Nacional de Formação de Professores. São Paulo: EDUNESP, 2014. v. 1. p. 10589-10597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; MATIAS, Nelson Tavares; RIBEIRO, Rosinei Batista. Espacios de Imerción no virtual para ensenhanza del Ecodesign. In: VII Convención científica internacional de la universidad de matanzas, 2015, Varadero. Anais do VII Convención científica internacional de la universidad de matanzas. Havana: Universidad de Matanzas, 2015. v. 1.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SENA, Paulo Sérgio de; PINA, Paulo Vinícios de Omena ; CORDEIRO, Paula Maria Dos Santos; VASCONCELOS, Fabiana Karina Dos Santos; RODRIGUES, Flávia Dos Santos; FRASÃO, Fernanda Martineli . JOGO PEDAGÓGICO: BIO BATALHA. MORFOLOGIA, FISIOLOGIA E HISTOLOGIA ANIMAL. In: II Congresso Nacional de Formação de Professores, 2014, Águas de LIndóia. Anais do II Congresso Nacional de Formação de Professores. São Paulo: EDUNESP, 2014. v. 1. p. 10331-10340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; RIBEIRO, Rosinei Batista; MATIAS, Nelson Tavares; SANTOS, Renan Esaú Fernandesz; VEIGA, Camila Loricchio. A SISTEMATIZAÇÃO DA TECNOLOGIA ARTESÃ DA PRODUÇÃO DE IMAGENS SACRAS (SOUVENIR) EM GESSO EM APARECIDA, SP.. In: III Simpósio de Desenvolvimento, Tecnologia e Sociedade, 2012, Itajubá, MG. Anais do III Simpósio de Desenvolvimento, Tecnologia e Sociedade. Itajubá, SP: unifei, 2012. v. 1. p. s/p-s/p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. Ciclo Epistemológico da Ciência. Prática Pedagógica para o Ensino de Metodologia Científica. In: I Seminário de Didática para o Ensino Superior, 2011, Lorena, SP. Anais do I Seminário de Didática para o Ensino Superior. Lorena, SP: Centro Universitário Salesiano de São Paulo, 2011. v. 1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SCONCELOS, Fabiana Karina Dos Santos; PINA, Paulo Vinícios de Omena; SENA, Paulo Sérgio de; FRASÃO, Fernanda Martineli; RODRIGUES, Flávia Dos Santos; CORDEIRO, Paula Maria Dos Santos. AIDS Descover. In: II Congresso Nacional de Formação de Professores, 2014, Águas de LIndóia. Anais do II Congresso Nacional de Formação de Professores. São Paulo: EDUNESP, 2014. v. 1. p. 10528-10533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IGA, Camila Loricchio; MATIAS, Nelson Tavares; RIBEIRO, Rosinei Batista; SENA, Paulo Sérgio de. Avaliação da Cadeia Produtiva do Gesso com Adição de Terras de Diatomáceas Aplicados na Indústria de Imagens Físicas. In: P&amp;D DESIGN 2012, 2012, São Luiz, MA. Anais do X Congresso Brasileiro de P&amp;D em Design. São Luiz, MA: Universidade Federal do Maranhão, 2012. v. 1.</text:p>
          </table:table-cell>
          <table:table-cell table:number-columns-repeated="1023"/>
        </table:table-row>
        <table:table-row table:style-name="ro6">
          <table:table-cell table:style-name="ce35" office:value-type="string" calcext:value-type="string">
            <text:p>JUNQUEIRA, João Francisco Pereira Nunes. A arte proletária de Boris Arvatov. In: XVII Seminário de Pesquisa do Programa de PósGraduação em Estudos Literários e III Seminário Internacional de Estudos Literários 'Vieses Críticos em Contraponto', 2016, Araraquara. Trabalhos Completos do XVII Seminário de Pesquisa do Programa de PósGraduação em Estudos Literários e III Seminário Internacional de Estudos Literários "Vieses Críticos em Contraponto", 2016. p. 404-413.</text:p>
          </table:table-cell>
          <table:table-cell table:number-columns-repeated="1023"/>
        </table:table-row>
        <table:table-row table:style-name="ro6">
          <table:table-cell table:style-name="Default" office:value-type="string" calcext:value-type="string">
            <text:p>BENTO, Maria Cristina Marcelino ; SENA, Paulo Sérgio de; SANTOS, Ricardo Mendonça Neves dos . TRADUÇÃO INTERSEMIÓTICA COMO FATOR DE CONTRIBUIÇÃO PARA A HISTÓRIA DA EDUCAÇÃO ESCOLAR: UM ESTUDO SOBRE A IMPORTÂNCIA DA TI PARA A FORMAÇÃO DE PROFESSOR COM ÊNFASE NA APRECIAÇÃO DAS METODOLOGIAS ATIVAS. In: III Congresso Nacional de Formação de Professores, 2016, Águas de Lindoia. Anais do III Congresso Nacional de Formação de Professores (CNFP) e XIII Congresso Estadual Paulista sobre Formação de Educadores (CEPFE). São Paulo: UNESP/Prograd, 2016. v. 1. p. 7759-7765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JACOB, Cristiane da Silva; FREITAS, José Eduardo de ; SENA, Paulo Sérgio de. ?SANTAS CRUZES? LOCUS DE NUCLEAÇÃO DE RESTAURAÇÃO AMBIENTAL. METODOLOGIA POR ABANDONO E REGENERAÇÃO ESPONTÂNEA, UM RISCO PARA O BIOMA MATA ATLÂNTICA.. In: XX Encontro Latino Americano de Iniciação Científica UNIVAP, 2016, São José dos Campos, SP. Anais do XX Encontro Latino Americano de Iniciação Científica - Universidade do Vale do Paraíba. São José dos Campos: Universidade do Vale do Paraíba - UNIVAP, 2016. v. 1. p. RE_0535_0393_01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ANTOS, Matheus Henrique Silva ; SENA, Paulo Sérgio de. ESTUDO DE ETNOECODESIGN DE IMAGENS SACRAS EM GESSO. ANÁLISE DE MODELO SUSTENTÁVEL DE NICHO DE DESCARTE.. In: X Encontro Latino Americano de Iniciação Científica Junior, 2016, São José dos Campos. Anais do X Encontro Latino Americano de Iniciação Científica Junior. São José dos Campos: Universidade do Vale do Paraíba - Univap, 2016. v. 1. p. RE_0679_0329_01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ENA, Paulo Sérgio de; ALVES, A. L. R. ; BENTO, Maria Cristina Marcelino . MODELOS DE METODOLOGIAS DE ENSINO-APRENDIZAGEM ADOTADOS PELOS PROFESSORES ENSINO FUNDAMENTAL I SEM REFERENCIAL TEÓRICO-METODOLÓGICO E SEM MEMÓRIA DE SUA APRENDIZAGEM.. In: VI Encontro Nacional das Licenciaturas, 2016, Curitiba-PR. Anais do Encontro Nacional das Licenciaturas (ENALIC), Seminário Nacional do PIBID, Encontro Nacional de Coordenadores do PIBID. Cascavel PR: Universidade Estadual do Oeste do Paraná, 2016. v. 1.</text:p>
          </table:table-cell>
          <table:table-cell table:number-columns-repeated="1023"/>
        </table:table-row>
        <table:table-row table:style-name="ro6">
          <table:table-cell table:style-name="Default" office:value-type="string" calcext:value-type="string">
            <text:p>SENA, Paulo Sérgio de. CONEXÕES ETNOECOLÓGICAS REVELADAS EM DESIGNS DE CERÂMICAS DE SÍTIO ARQUEOLÓGICO.. In: 05 Workshop Design &amp; Materiais, 2010, Lorena, SP. Materials &amp; Design. Lorena, SP: Instituto Santa Teresa, 2010. v. 01. p. 273-281.</text:p>
          </table:table-cell>
          <table:table-cell table:number-columns-repeated="1023"/>
        </table:table-row>
        <table:table-row table:style-name="ro6">
          <table:table-cell table:style-name="Default" office:value-type="string" calcext:value-type="string">
            <text:p>MATIUSSO, Andressa Carla; SENA, Paulo Sérgio de. BIOGEOGRAFIA DOS AGRAVOS À SAÚDE NOS HOTSPOTS PARA CARACTERIZAR OS RISCOS DE ULRICH BECK PARA A GRUPOS SOCIAIS DE ENTORNO DE HOTSPOT MATA ATLÂNTICA.. In: 10º Congresso Nacional de Iniciação Científica - Conic-Semesp, 2010, São Paulo. Anais do 10º Conic-Semesp. São Paulo: SEMESP, 2010. v. 1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ABAN, Iucif Karin ; SENA, Paulo Sérgio de. OS FRAGMENTOS CERÂMICOS DO SITIO ARQUEOLÓGICO DE CANAS, SÃO PAULO, BRASIL E AS CONEXÕES ETNOECOLÓGICAS.. In: 10º Congresso Nacional de Iniciação Científica - Conic - Semesp, 2010, São Paulo. Anais do 10º Congresso Nacional de Iniciação Científica - Conic - Semesp. São Paulo: SEMESP, 2010.</text:p>
          </table:table-cell>
          <table:table-cell table:number-columns-repeated="1023"/>
        </table:table-row>
        <table:table-row table:style-name="ro6">
          <table:table-cell table:style-name="ce37" office:value-type="string" calcext:value-type="string">
            <text:p>LUZ, Ana Letícia Ribeiro Salles; SENA, Paulo Sérgio de. OS QUINTAIS COMO ESPAÇO DE CONFLITO. CONSERVAÇÃO, MANEJO E USO DO HOTSPOT MATA ATLÂNTICA. CASO DE ESTUDO AREIAS, VALE DO PARAÍBA, SÃO PAULO. PRIMEIROS ESTUDOS.. In: 10º Congresso Nacional de Iniciação Científica Conic Semesp, 2010, São Paulo. Anais do 10º Congresso Nacional de Iniciação Científica Conic Semesp. São Paulo: Semesp, 2010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A, Paulo Sérgio de. TECNOLOGIA SOCIAL PARA A CONSERVAÇÃO DA NATUREZA. Unidade de Conservação de Proteção Integral.. In: II Simpósio Internacional de Tecnologias Sociais, 2010, Itajubá, MG. Anais do II SINTECS. Itajubá, MG: Editora da UNIFEI, 2010. v.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style-name="ce35"/>
          <table:table-cell table:number-columns-repeated="1023"/>
        </table:table-row>
        <table:table-row table:style-name="ro7" table:number-rows-repeated="1048546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sumo_exp" table:style-name="ta1">
        <table:table-column table:style-name="co1" table:default-cell-style-name="ce32"/>
        <table:table-column table:style-name="co2" table:number-columns-repeated="1023" table:default-cell-style-name="ce2"/>
        <table:table-row table:style-name="ro2" table:number-rows-repeated="11">
          <table:table-cell table:number-columns-repeated="1024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 table:style-name="ce3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">
          <table:table-cell table:style-name="ce35"/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tigos_ARS" table:style-name="ta1"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1" table:number-columns-repeated="1016" table:default-cell-style-name="ce48"/>
        <table:table-column table:style-name="co2" table:default-cell-style-name="ce48"/>
        <table:table-row table:style-name="ro1">
          <table:table-cell table:style-name="ce44" office:value-type="string" calcext:value-type="string">
            <text:p>Autor 1</text:p>
          </table:table-cell>
          <table:table-cell table:style-name="ce44" office:value-type="string" calcext:value-type="string">
            <text:p>Autor 2</text:p>
          </table:table-cell>
          <table:table-cell table:style-name="ce44" office:value-type="string" calcext:value-type="string">
            <text:p>Autor 3</text:p>
          </table:table-cell>
          <table:table-cell table:style-name="ce44" office:value-type="string" calcext:value-type="string">
            <text:p>Autor 4</text:p>
          </table:table-cell>
          <table:table-cell table:style-name="ce44" office:value-type="string" calcext:value-type="string">
            <text:p>Autor 5</text:p>
          </table:table-cell>
          <table:table-cell table:style-name="ce44" office:value-type="string" calcext:value-type="string">
            <text:p>Autor 6</text:p>
          </table:table-cell>
          <table:table-cell table:style-name="ce44" office:value-type="string" calcext:value-type="string">
            <text:p>Periódico</text:p>
          </table:table-cell>
          <table:table-cell table:style-name="ce44" office:value-type="string" calcext:value-type="string">
            <text:p>Ano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Ângulo (FATEA. Impresso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Ângulo (FATEA. Impresso)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Ângulo (FATEA. Impresso)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Âmbito Jurídico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Revista Janus (Lorena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Reenvap - Revista Eletrônica de Enfermagem do Vale do Paraíba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Revista Janus (Lorena)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SENA, Paulo Sérgio de</text:p>
          </table:table-cell>
          <table:table-cell office:value-type="string" calcext:value-type="string">
            <text:p>SANTOS, Renan Isaú Fernades</text:p>
          </table:table-cell>
          <table:table-cell table:number-columns-repeated="4"/>
          <table:table-cell office:value-type="string" calcext:value-type="string">
            <text:p>Revista Janus (Lorena)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SENA, Paulo Sérgio de</text:p>
          </table:table-cell>
          <table:table-cell office:value-type="string" calcext:value-type="string">
            <text:p>NASCIMENTO, Márcia Maria Bezerra do</text:p>
          </table:table-cell>
          <table:table-cell table:number-columns-repeated="4"/>
          <table:table-cell office:value-type="string" calcext:value-type="string">
            <text:p>Âmbito Jurídico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SENA, Paulo Sérgio de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PINA, Paulo Vinícios de Omena</text:p>
          </table:table-cell>
          <table:table-cell office:value-type="string" calcext:value-type="string">
            <text:p>MONTEMOR, Rosana do Carmo</text:p>
          </table:table-cell>
          <table:table-cell office:value-type="string" calcext:value-type="string">
            <text:p>SIQUEIRA, Sônia</text:p>
          </table:table-cell>
          <table:table-cell office:value-type="string" calcext:value-type="string">
            <text:p>Revista Janus (Lorena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LOBO, Vanessa Auxiliadora Ramos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Revista Janus (Lorena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JUNQUEIRA, João Francisco Pereira Nunes</text:p>
          </table:table-cell>
          <table:table-cell table:number-columns-repeated="5"/>
          <table:table-cell office:value-type="string" calcext:value-type="string">
            <text:p>Revista Alpha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JUNQUEIRA, João Francisco Pereira Nunes</text:p>
          </table:table-cell>
          <table:table-cell table:number-columns-repeated="5"/>
          <table:table-cell office:value-type="string" calcext:value-type="string">
            <text:p>ECCOM - Educação, Cultura e Comunicação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GURPILHARES, Marlene Silva Sardinha</text:p>
          </table:table-cell>
          <table:table-cell office:value-type="string" calcext:value-type="string">
            <text:p>QUINTANA, Francisco Alcidez Candia</text:p>
          </table:table-cell>
          <table:table-cell table:number-columns-repeated="4"/>
          <table:table-cell office:value-type="string" calcext:value-type="string">
            <text:p>Ângulo (FATEA. Impresso)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GURPILHARES, Marlene Silva Sardinha</text:p>
          </table:table-cell>
          <table:table-cell office:value-type="string" calcext:value-type="string">
            <text:p>OLIVEIRA, Carlos Alberto de</text:p>
          </table:table-cell>
          <table:table-cell table:number-columns-repeated="4"/>
          <table:table-cell office:value-type="string" calcext:value-type="string">
            <text:p>Lusorama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GURPILHARES, Marlene Silva Sardinha</text:p>
          </table:table-cell>
          <table:table-cell office:value-type="string" calcext:value-type="string">
            <text:p>OLIVEIRA, Carlos Alberto de</text:p>
          </table:table-cell>
          <table:table-cell table:number-columns-repeated="4"/>
          <table:table-cell office:value-type="string" calcext:value-type="string">
            <text:p>Ângulo (FATEA. Impresso)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GURPILHARES, Marlene Silva Sardinha</text:p>
          </table:table-cell>
          <table:table-cell office:value-type="string" calcext:value-type="string">
            <text:p><text:s/>LIMA, Dimarco Daniel Carvalho</text:p>
          </table:table-cell>
          <table:table-cell table:number-columns-repeated="4"/>
          <table:table-cell office:value-type="string" calcext:value-type="string">
            <text:p>Ângulo (FATEA. Impresso)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BENTO, Maria Cristina Marcelino</text:p>
          </table:table-cell>
          <table:table-cell office:value-type="string" calcext:value-type="string">
            <text:p>CUNHA, Pedro de Almeida</text:p>
          </table:table-cell>
          <table:table-cell table:number-columns-repeated="4"/>
          <table:table-cell office:value-type="string" calcext:value-type="string">
            <text:p>Tecnologia Educacional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URPILHARES, Marlene Silva Sardinha</text:p>
          </table:table-cell>
          <table:table-cell office:value-type="string" calcext:value-type="string">
            <text:p>THIAGO, Alba Luciene</text:p>
          </table:table-cell>
          <table:table-cell table:number-columns-repeated="4"/>
          <table:table-cell office:value-type="string" calcext:value-type="string">
            <text:p>ECCOM - Educação, Cultura e Comunicação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GURPILHARES, Marlene Silva Sardinha</text:p>
          </table:table-cell>
          <table:table-cell table:number-columns-repeated="5"/>
          <table:table-cell table:style-name="ce49" office:value-type="string" calcext:value-type="string">
            <text:p>DI Factum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JUNQUEIRA, João Francisco Pereira Nunes</text:p>
          </table:table-cell>
          <table:table-cell table:number-columns-repeated="5"/>
          <table:table-cell office:value-type="string" calcext:value-type="string">
            <text:p>ECCOM - Educação, Cultura e Comunicação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MONTEMOR, Rosana do Carmo</text:p>
          </table:table-cell>
          <table:table-cell office:value-type="string" calcext:value-type="string">
            <text:p>ABDLA, Rachel Duarte</text:p>
          </table:table-cell>
          <table:table-cell table:number-columns-repeated="4"/>
          <table:table-cell office:value-type="string" calcext:value-type="string">
            <text:p>ECCOM - Educação, Cultura e Comunicação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Ângulo (FATEA. Impresso)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DI Factum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NA, Paulo Sérgio de</text:p>
          </table:table-cell>
          <table:table-cell office:value-type="string" calcext:value-type="string">
            <text:p>SANTOS, Matheus Henrique Silva</text:p>
          </table:table-cell>
          <table:table-cell table:number-columns-repeated="4"/>
          <table:table-cell office:value-type="string" calcext:value-type="string">
            <text:p>Revista UniVap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Antropos (Manaus)</text:p>
          </table:table-cell>
          <table:table-cell table:number-columns-repeated="1017"/>
        </table:table-row>
        <table:table-row table:style-name="ro6">
          <table:table-cell table:style-name="ce40" office:value-type="string" calcext:value-type="string">
            <text:p>SANTO, Renan Esaú Fernandes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Revista Janus (Lorena)</text:p>
          </table:table-cell>
          <table:table-cell table:number-columns-repeated="1017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ivros_ARS" table:style-name="ta1"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" table:default-cell-style-name="ce2"/>
        <table:table-column table:style-name="co2" table:number-columns-repeated="1011" table:default-cell-style-name="ce2"/>
        <table:table-row table:style-name="ro2">
          <table:table-cell table:style-name="ce50" office:value-type="string" calcext:value-type="string">
            <text:p>Autor 1</text:p>
          </table:table-cell>
          <table:table-cell table:style-name="ce50" office:value-type="string" calcext:value-type="string">
            <text:p>Autor 2</text:p>
          </table:table-cell>
          <table:table-cell table:style-name="ce50" office:value-type="string" calcext:value-type="string">
            <text:p>Autor 3</text:p>
          </table:table-cell>
          <table:table-cell table:style-name="ce50" office:value-type="string" calcext:value-type="string">
            <text:p>Autor 4</text:p>
          </table:table-cell>
          <table:table-cell table:style-name="ce50" office:value-type="string" calcext:value-type="string">
            <text:p>Autor 5</text:p>
          </table:table-cell>
          <table:table-cell table:style-name="ce50" office:value-type="string" calcext:value-type="string">
            <text:p>Autor 6</text:p>
          </table:table-cell>
          <table:table-cell table:style-name="ce50" office:value-type="string" calcext:value-type="string">
            <text:p>Autor 7</text:p>
          </table:table-cell>
          <table:table-cell table:style-name="ce50" office:value-type="string" calcext:value-type="string">
            <text:p>Autor 8</text:p>
          </table:table-cell>
          <table:table-cell table:style-name="ce50" office:value-type="string" calcext:value-type="string">
            <text:p>Autor 9</text:p>
          </table:table-cell>
          <table:table-cell table:style-name="ce50" office:value-type="string" calcext:value-type="string">
            <text:p>Autor 10</text:p>
          </table:table-cell>
          <table:table-cell table:style-name="ce50" office:value-type="string" calcext:value-type="string">
            <text:p>Autor 11</text:p>
          </table:table-cell>
          <table:table-cell table:style-name="ce50" office:value-type="string" calcext:value-type="string">
            <text:p>Editora</text:p>
          </table:table-cell>
          <table:table-cell table:style-name="ce50" office:value-type="string" calcext:value-type="string">
            <text:p>Ano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CUNHA, Pedro de Almeida</text:p>
          </table:table-cell>
          <table:table-cell table:number-columns-repeated="10"/>
          <table:table-cell office:value-type="string" calcext:value-type="string">
            <text:p>Cabedalis</text:p>
          </table:table-cell>
          <table:table-cell office:value-type="float" office:value="2013" calcext:value-type="float">
            <text:p>2013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CUNHA, Pedro de Almeida</text:p>
          </table:table-cell>
          <table:table-cell table:number-columns-repeated="10"/>
          <table:table-cell office:value-type="string" calcext:value-type="string">
            <text:p>Cabedalis</text:p>
          </table:table-cell>
          <table:table-cell office:value-type="float" office:value="2013" calcext:value-type="float">
            <text:p>2013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CUNHA, Pedro de Almeida</text:p>
          </table:table-cell>
          <table:table-cell table:number-columns-repeated="10"/>
          <table:table-cell office:value-type="string" calcext:value-type="string">
            <text:p>Cabedalis</text:p>
          </table:table-cell>
          <table:table-cell office:value-type="float" office:value="2013" calcext:value-type="float">
            <text:p>2013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CUNHA, Pedro de Almeida</text:p>
          </table:table-cell>
          <table:table-cell table:number-columns-repeated="10"/>
          <table:table-cell office:value-type="string" calcext:value-type="string">
            <text:p>Cabedalis</text:p>
          </table:table-cell>
          <table:table-cell office:value-type="float" office:value="2014" calcext:value-type="float">
            <text:p>2014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CUNHA, Pedro de Almeida</text:p>
          </table:table-cell>
          <table:table-cell table:number-columns-repeated="10"/>
          <table:table-cell office:value-type="string" calcext:value-type="string">
            <text:p>Cabedalis</text:p>
          </table:table-cell>
          <table:table-cell office:value-type="float" office:value="2014" calcext:value-type="float">
            <text:p>2014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AZEVEDO, Lucia Maria Rangel</text:p>
          </table:table-cell>
          <table:table-cell office:value-type="string" calcext:value-type="string">
            <text:p>KOSMA, <text:s/>Eliana Vianna Brito</text:p>
          </table:table-cell>
          <table:table-cell table:number-columns-repeated="8"/>
          <table:table-cell office:value-type="string" calcext:value-type="string">
            <text:p>Lighthouse Editora</text:p>
          </table:table-cell>
          <table:table-cell office:value-type="float" office:value="2015" calcext:value-type="float">
            <text:p>2015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OLIVEIRA, Carlos Alberto de</text:p>
          </table:table-cell>
          <table:table-cell office:value-type="string" calcext:value-type="string">
            <text:p>QUINTANA, Francisco Alcidez Candia</text:p>
          </table:table-cell>
          <table:table-cell table:number-columns-repeated="8"/>
          <table:table-cell office:value-type="string" calcext:value-type="string">
            <text:p>Instituto Santa Teresa</text:p>
          </table:table-cell>
          <table:table-cell office:value-type="float" office:value="2011" calcext:value-type="float">
            <text:p>2011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OLIVEIRA, Carlos Alberto de</text:p>
          </table:table-cell>
          <table:table-cell office:value-type="string" calcext:value-type="string">
            <text:p>QUINTANA, Francisco Alcidez Candia</text:p>
          </table:table-cell>
          <table:table-cell office:value-type="string" calcext:value-type="string">
            <text:p>OLIVEIRA, Eveline Mattos Tápias</text:p>
          </table:table-cell>
          <table:table-cell office:value-type="string" calcext:value-type="string">
            <text:p>NEVES, Thabata Fonseca</text:p>
          </table:table-cell>
          <table:table-cell office:value-type="string" calcext:value-type="string">
            <text:p>AZEVEDO, Lucia Maria Rangel</text:p>
          </table:table-cell>
          <table:table-cell office:value-type="string" calcext:value-type="string">
            <text:p>GONÇALVES, Humberto Gutierrez</text:p>
          </table:table-cell>
          <table:table-cell office:value-type="string" calcext:value-type="string">
            <text:p>GURPILHARES, Giovana Gleice Gomes dos Santos</text:p>
          </table:table-cell>
          <table:table-cell table:number-columns-repeated="3"/>
          <table:table-cell office:value-type="string" calcext:value-type="string">
            <text:p>GRAFIST-Gráfica&amp;Editora Santa Teresa</text:p>
          </table:table-cell>
          <table:table-cell office:value-type="float" office:value="2011" calcext:value-type="float">
            <text:p>2011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GURPILHARES, Marlene Silva Sardinha</text:p>
          </table:table-cell>
          <table:table-cell table:number-columns-repeated="10"/>
          <table:table-cell office:value-type="string" calcext:value-type="string">
            <text:p>Lighthouse Editora</text:p>
          </table:table-cell>
          <table:table-cell office:value-type="float" office:value="2013" calcext:value-type="float">
            <text:p>2013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table:number-columns-repeated="10"/>
          <table:table-cell office:value-type="string" calcext:value-type="string">
            <text:p>Lighthouse Editora</text:p>
          </table:table-cell>
          <table:table-cell office:value-type="float" office:value="2014" calcext:value-type="float">
            <text:p>2014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MELLO, Adilson da Silva</text:p>
          </table:table-cell>
          <table:table-cell office:value-type="string" calcext:value-type="string">
            <text:p>PIMENTA, Carlos Alberto Máximo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SOUSA, C. M.</text:p>
          </table:table-cell>
          <table:table-cell office:value-type="string" calcext:value-type="string">
            <text:p>LOPES, J. R.</text:p>
          </table:table-cell>
          <table:table-cell office:value-type="string" calcext:value-type="string">
            <text:p>PASIN, Luiz Eugênio Veneziani</text:p>
          </table:table-cell>
          <table:table-cell office:value-type="string" calcext:value-type="string">
            <text:p>PIMENTA, M. L.</text:p>
          </table:table-cell>
          <table:table-cell office:value-type="string" calcext:value-type="string">
            <text:p><text:s/>RODRIGUES, R.</text:p>
          </table:table-cell>
          <table:table-cell office:value-type="string" calcext:value-type="string">
            <text:p>NUNES, S. S.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Cabral - Editora e Livraria Universitária</text:p>
          </table:table-cell>
          <table:table-cell office:value-type="float" office:value="2013" calcext:value-type="float">
            <text:p>2013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OLIVEIRA, Carlos Alberto de</text:p>
          </table:table-cell>
          <table:table-cell office:value-type="string" calcext:value-type="string">
            <text:p>QUINTANA, Francisco Alcidez Candia</text:p>
          </table:table-cell>
          <table:table-cell office:value-type="string" calcext:value-type="string">
            <text:p>GURPILHARES, Marlene Silva Sardinha</text:p>
          </table:table-cell>
          <table:table-cell table:number-columns-repeated="8"/>
          <table:table-cell office:value-type="string" calcext:value-type="string">
            <text:p>GRAFIST-Gráfica&amp;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SIQUEIRA, Sônia Maria Gonçalves</text:p>
          </table:table-cell>
          <table:table-cell table:number-columns-repeated="10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SIQUEIRA, Sônia Maria Gonçalves</text:p>
          </table:table-cell>
          <table:table-cell table:number-columns-repeated="10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OUZA, Adriano Jose Sorbile de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table:number-columns-repeated="7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GURPILHARES, Marlene Silva Sardinha</text:p>
          </table:table-cell>
          <table:table-cell table:number-columns-repeated="10"/>
          <table:table-cell office:value-type="string" calcext:value-type="string">
            <text:p>Editora Casa</text:p>
          </table:table-cell>
          <table:table-cell office:value-type="float" office:value="2016" calcext:value-type="float">
            <text:p>2016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_Livro_ARS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1" table:default-cell-style-name="ce2"/>
        <table:table-column table:style-name="co23" table:default-cell-style-name="ce2"/>
        <table:table-column table:style-name="co1" table:default-cell-style-name="ce2"/>
        <table:table-column table:style-name="co2" table:number-columns-repeated="1016" table:default-cell-style-name="ce2"/>
        <table:table-row table:style-name="ro2">
          <table:table-cell table:style-name="ce50" office:value-type="string" calcext:value-type="string">
            <text:p>Autor 1</text:p>
          </table:table-cell>
          <table:table-cell table:style-name="ce50" office:value-type="string" calcext:value-type="string">
            <text:p>Autor 2</text:p>
          </table:table-cell>
          <table:table-cell table:style-name="ce50" office:value-type="string" calcext:value-type="string">
            <text:p>Autor 3</text:p>
          </table:table-cell>
          <table:table-cell table:style-name="ce50" office:value-type="string" calcext:value-type="string">
            <text:p>Autor 4</text:p>
          </table:table-cell>
          <table:table-cell table:style-name="ce50" office:value-type="string" calcext:value-type="string">
            <text:p>Autor 5</text:p>
          </table:table-cell>
          <table:table-cell table:style-name="ce50" office:value-type="string" calcext:value-type="string">
            <text:p>Autor 6</text:p>
          </table:table-cell>
          <table:table-cell table:style-name="ce50" office:value-type="string" calcext:value-type="string">
            <text:p>Editora</text:p>
          </table:table-cell>
          <table:table-cell table:style-name="ce50" office:value-type="string" calcext:value-type="string">
            <text:p>Ano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ANGULO, Maria Teresa de Aquino Almeida</text:p>
          </table:table-cell>
          <table:table-cell table:number-columns-repeated="4"/>
          <table:table-cell office:value-type="string" calcext:value-type="string">
            <text:p>Gráfica e 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CARVALHO, Renan Maurício de</text:p>
          </table:table-cell>
          <table:table-cell table:number-columns-repeated="4"/>
          <table:table-cell office:value-type="string" calcext:value-type="string">
            <text:p>Gráfica e 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FERRAZ, Rosiléa do Nascimento</text:p>
          </table:table-cell>
          <table:table-cell table:number-columns-repeated="4"/>
          <table:table-cell office:value-type="string" calcext:value-type="string">
            <text:p>Lighthouse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FERREIRA, Flavia Liliane Amorim</text:p>
          </table:table-cell>
          <table:table-cell table:number-columns-repeated="4"/>
          <table:table-cell office:value-type="string" calcext:value-type="string">
            <text:p>Lighthouse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GUIMARÃES, Fabio Augusto</text:p>
          </table:table-cell>
          <table:table-cell table:number-columns-repeated="4"/>
          <table:table-cell office:value-type="string" calcext:value-type="string">
            <text:p>Gráfica e 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SANTOS, Naiara Leite dos.</text:p>
          </table:table-cell>
          <table:table-cell table:number-columns-repeated="4"/>
          <table:table-cell office:value-type="string" calcext:value-type="string">
            <text:p>Lighthouse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MONTEMOR, Rosana do Carmo</text:p>
          </table:table-cell>
          <table:table-cell table:number-columns-repeated="5"/>
          <table:table-cell office:value-type="string" calcext:value-type="string">
            <text:p>CCTA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PAIXAO, Sônia Cristina Gomes dos Santos</text:p>
          </table:table-cell>
          <table:table-cell office:value-type="string" calcext:value-type="string">
            <text:p>GURPILHARES, Marlene Silva Sardinha.</text:p>
          </table:table-cell>
          <table:table-cell table:number-columns-repeated="4"/>
          <table:table-cell office:value-type="string" calcext:value-type="string">
            <text:p>Gráfica e 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SENA, Paulo Sérgio de</text:p>
          </table:table-cell>
          <table:table-cell office:value-type="string" calcext:value-type="string">
            <text:p>SANTOS, Ricardo Mendonça Neves dos</text:p>
          </table:table-cell>
          <table:table-cell office:value-type="string" calcext:value-type="string">
            <text:p>MATOS, R. C. C.</text:p>
          </table:table-cell>
          <table:table-cell office:value-type="string" calcext:value-type="string">
            <text:p>SOUZA, J.</text:p>
          </table:table-cell>
          <table:table-cell table:number-columns-repeated="2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SILVA,Pablo Joevalner Bastos da</text:p>
          </table:table-cell>
          <table:table-cell office:value-type="string" calcext:value-type="string">
            <text:p>CARVALHO, Natalha Gabrieli Moreira</text:p>
          </table:table-cell>
          <table:table-cell office:value-type="string" calcext:value-type="string">
            <text:p>VEIGA, Camila Loricchio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Estação das Letras e Cores Editora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VEIGA, Camila Loricchio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ROSA, Jorge Luiz</text:p>
          </table:table-cell>
          <table:table-cell/>
          <table:table-cell office:value-type="string" calcext:value-type="string">
            <text:p>Estação das Letras e Cores Editora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JUNQUEIRA, João Francisco Pereira Nunes</text:p>
          </table:table-cell>
          <table:table-cell table:number-columns-repeated="5"/>
          <table:table-cell office:value-type="string" calcext:value-type="string">
            <text:p>Jornal O Lince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MATIAS, Nelson Tavare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table:style-name="ce51" office:value-type="string" calcext:value-type="string">
            <text:p>ARAÚJO, Claudia Lysia de Oliveira</text:p>
          </table:table-cell>
          <table:table-cell office:value-type="string" calcext:value-type="string">
            <text:p>CARVALHO, Natalha Gabrieli Moreira</text:p>
          </table:table-cell>
          <table:table-cell/>
          <table:table-cell office:value-type="string" calcext:value-type="string">
            <text:p>Springer International Publishing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ANTOS, Ricardo Mendonça Neves do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GONCALVES, A. L. S. </text:p>
          </table:table-cell>
          <table:table-cell table:number-columns-repeated="3"/>
          <table:table-cell office:value-type="string" calcext:value-type="string">
            <text:p>Instituto Santa Teresa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is_congresso_ARS" table:style-name="ta1">
        <table:table-column table:style-name="co24" table:default-cell-style-name="ce102"/>
        <table:table-column table:style-name="co25" table:default-cell-style-name="ce102"/>
        <table:table-column table:style-name="co24" table:number-columns-repeated="2" table:default-cell-style-name="ce102"/>
        <table:table-column table:style-name="co26" table:default-cell-style-name="ce102"/>
        <table:table-column table:style-name="co27" table:default-cell-style-name="ce102"/>
        <table:table-column table:style-name="co28" table:default-cell-style-name="ce102"/>
        <table:table-column table:style-name="co1" table:default-cell-style-name="ce102"/>
        <table:table-column table:style-name="co2" table:number-columns-repeated="1016" table:default-cell-style-name="ce102"/>
        <table:table-row table:style-name="ro6">
          <table:table-cell table:style-name="ce150" office:value-type="string" calcext:value-type="string">
            <text:p>Autor 1</text:p>
          </table:table-cell>
          <table:table-cell table:style-name="ce150" office:value-type="string" calcext:value-type="string">
            <text:p>Autor 2</text:p>
          </table:table-cell>
          <table:table-cell table:style-name="ce150" office:value-type="string" calcext:value-type="string">
            <text:p>Autor 3</text:p>
          </table:table-cell>
          <table:table-cell table:style-name="ce150" office:value-type="string" calcext:value-type="string">
            <text:p>Autor 4</text:p>
          </table:table-cell>
          <table:table-cell table:style-name="ce150" office:value-type="string" calcext:value-type="string">
            <text:p>Autor 5</text:p>
          </table:table-cell>
          <table:table-cell table:style-name="ce150" office:value-type="string" calcext:value-type="string">
            <text:p>Autor 6</text:p>
          </table:table-cell>
          <table:table-cell table:style-name="ce150" office:value-type="string" calcext:value-type="string">
            <text:p>Evento</text:p>
          </table:table-cell>
          <table:table-cell table:style-name="ce150" office:value-type="string" calcext:value-type="string">
            <text:p>Ano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JUNQUEIRA, João Francisco Pereira Nunes</text:p>
          </table:table-cell>
          <table:table-cell table:number-columns-repeated="5"/>
          <table:table-cell table:style-name="ce52" office:value-type="string" calcext:value-type="string">
            <text:p>Seminário de Pesquisa do Programa de Pós-graduação em Estudos Literários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MATIAS, Nelson Tavare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PINA, Paulo Vinícios de Omena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CARVALHO, Natalha Gabrieli Moreira</text:p>
          </table:table-cell>
          <table:table-cell/>
          <table:table-cell office:value-type="string" calcext:value-type="string">
            <text:p>Simpósio de Desenvolvimento, Tecnologia e Sociedade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PACHECO, Fabrício da Silva</text:p>
          </table:table-cell>
          <table:table-cell office:value-type="string" calcext:value-type="string">
            <text:p>MOREIRA, Ailton Leite</text:p>
          </table:table-cell>
          <table:table-cell office:value-type="string" calcext:value-type="string">
            <text:p>SANTOS, Ricardo Mendonça Neves dos</text:p>
          </table:table-cell>
          <table:table-cell office:value-type="string" calcext:value-type="string">
            <text:p>SENA, Paulo Sérgio de</text:p>
          </table:table-cell>
          <table:table-cell table:number-columns-repeated="2"/>
          <table:table-cell office:value-type="string" calcext:value-type="string">
            <text:p>Congresso Nacional de Meio Ambiente de Poços de Calda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PACHECO, Fabrício da Silva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table:number-columns-repeated="2"/>
          <table:table-cell office:value-type="string" calcext:value-type="string">
            <text:p>Congresso Nacional de Meio Ambiente de Poços de Calda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PINA, Paulo Vinícios de Omena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VASCONCELOS, Fabiana Karina Dos Santos</text:p>
          </table:table-cell>
          <table:table-cell office:value-type="string" calcext:value-type="string">
            <text:p>FRASÃO, Fernanda Martineli</text:p>
          </table:table-cell>
          <table:table-cell office:value-type="string" calcext:value-type="string">
            <text:p>CORDEIRO, Paula Maria Dos Santos</text:p>
          </table:table-cell>
          <table:table-cell office:value-type="string" calcext:value-type="string">
            <text:p>RODRIGUES, Flávia Dos Santos</text:p>
          </table:table-cell>
          <table:table-cell office:value-type="string" calcext:value-type="string">
            <text:p>Congresso Nacional de Formação de Professore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SENA, Paulo Sérgio de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table:number-columns-repeated="3"/>
          <table:table-cell office:value-type="string" calcext:value-type="string">
            <text:p>Convención científica internacional de la universidad de matanzas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1">
          <table:table-cell table:style-name="ce143" office:value-type="string" calcext:value-type="string">
            <text:p>SENA, Paulo Sérgio de</text:p>
          </table:table-cell>
          <table:table-cell office:value-type="string" calcext:value-type="string">
            <text:p>PINA, Paulo Vinícios de Omena</text:p>
          </table:table-cell>
          <table:table-cell office:value-type="string" calcext:value-type="string">
            <text:p>CORDEIRO, Paula Maria Dos Santos</text:p>
          </table:table-cell>
          <table:table-cell office:value-type="string" calcext:value-type="string">
            <text:p>VASCONCELOS, Fabiana Karina Dos Santos</text:p>
          </table:table-cell>
          <table:table-cell office:value-type="string" calcext:value-type="string">
            <text:p>RODRIGUES, Flávia Dos Santos</text:p>
          </table:table-cell>
          <table:table-cell office:value-type="string" calcext:value-type="string">
            <text:p>FRASÃO, Fernanda Martineli</text:p>
          </table:table-cell>
          <table:table-cell office:value-type="string" calcext:value-type="string">
            <text:p>Congresso Nacional de Formação de Professore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SANTOS, Renan Esaú Fernandesz</text:p>
          </table:table-cell>
          <table:table-cell office:value-type="string" calcext:value-type="string">
            <text:p>VEIGA, Camila Loricchio</text:p>
          </table:table-cell>
          <table:table-cell/>
          <table:table-cell office:value-type="string" calcext:value-type="string">
            <text:p>Simpósio de Desenvolvimento, Tecnologia e Sociedade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Seminário de Didática para o Ensino Superior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VASCONCELOS, Fabiana Karina Dos Santos</text:p>
          </table:table-cell>
          <table:table-cell office:value-type="string" calcext:value-type="string">
            <text:p>PINA, Paulo Vinícios de Omena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FRASÃO, Fernanda Martineli</text:p>
          </table:table-cell>
          <table:table-cell office:value-type="string" calcext:value-type="string">
            <text:p>RODRIGUES, Flávia Dos Santos</text:p>
          </table:table-cell>
          <table:table-cell office:value-type="string" calcext:value-type="string">
            <text:p>CORDEIRO, Paula Maria Dos Santos</text:p>
          </table:table-cell>
          <table:table-cell office:value-type="string" calcext:value-type="string">
            <text:p>Congresso Nacional de Formação de Professore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132" office:value-type="string" calcext:value-type="string">
            <text:p>VEIGA, Camila Loricchio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SENA, Paulo Sérgio de</text:p>
          </table:table-cell>
          <table:table-cell table:number-columns-repeated="2"/>
          <table:table-cell office:value-type="string" calcext:value-type="string">
            <text:p>Congresso Brasileiro de P&amp;D em Design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JUNQUEIRA, João Francisco Pereira Nunes</text:p>
          </table:table-cell>
          <table:table-cell table:number-columns-repeated="5"/>
          <table:table-cell table:style-name="ce52" office:value-type="string" calcext:value-type="string">
            <text:p>Seminário de Pesquisa do Programa de Pós-graduação em Estudos Literários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BENTO, Maria Cristina Marcelino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SANTOS, Ricardo Mendonça Neves dos</text:p>
          </table:table-cell>
          <table:table-cell table:number-columns-repeated="3"/>
          <table:table-cell office:value-type="string" calcext:value-type="string">
            <text:p>Congresso Nacional de Formação de Professores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JACOB, Cristiane da Silva</text:p>
          </table:table-cell>
          <table:table-cell office:value-type="string" calcext:value-type="string">
            <text:p>FREITAS, José Eduardo de</text:p>
          </table:table-cell>
          <table:table-cell office:value-type="string" calcext:value-type="string">
            <text:p>SENA, Paulo Sérgio de</text:p>
          </table:table-cell>
          <table:table-cell table:number-columns-repeated="3"/>
          <table:table-cell office:value-type="string" calcext:value-type="string">
            <text:p>Encontro Latino Americano de Iniciação Científica UNIVAP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ANTOS, Matheus Henrique Silva 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Encontro Latino Americano de Iniciação Científica UNIVAP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NA, Paulo Sérgio de</text:p>
          </table:table-cell>
          <table:table-cell office:value-type="string" calcext:value-type="string">
            <text:p>ALVES, A. L. R.</text:p>
          </table:table-cell>
          <table:table-cell office:value-type="string" calcext:value-type="string">
            <text:p>BENTO, Maria Cristina Marcelino </text:p>
          </table:table-cell>
          <table:table-cell table:number-columns-repeated="3"/>
          <table:table-cell office:value-type="string" calcext:value-type="string">
            <text:p>Encontro Nacional das Licenciaturas (ENALIC)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Workshop Design &amp; Materiais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MATIUSSO, Andressa Carla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Congresso Nacional de Iniciação Científica - Conic-Semesp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HAABAN, Iucif Karin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Congresso Nacional de Iniciação Científica - Conic-Semesp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UZ, Ana Letícia Ribeiro Salles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Congresso Nacional de Iniciação Científica - Conic-Semesp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Simpósio Internacional de Tecnologias Sociais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mo_exp_ARS" table:style-name="ta1">
        <table:table-column table:style-name="co1" table:number-columns-repeated="5" table:default-cell-style-name="ce2"/>
        <table:table-column table:style-name="co2" table:number-columns-repeated="1019" table:default-cell-style-name="ce2"/>
        <table:table-row table:style-name="ro2">
          <table:table-cell table:style-name="ce44" office:value-type="string" calcext:value-type="string">
            <text:p>Autor 1</text:p>
          </table:table-cell>
          <table:table-cell table:style-name="ce44" office:value-type="string" calcext:value-type="string">
            <text:p>Autor 2</text:p>
          </table:table-cell>
          <table:table-cell table:style-name="ce44" office:value-type="string" calcext:value-type="string">
            <text:p>Autor 3</text:p>
          </table:table-cell>
          <table:table-cell table:style-name="ce44" office:value-type="string" calcext:value-type="string">
            <text:p>Periódico</text:p>
          </table:table-cell>
          <table:table-cell table:style-name="ce44" office:value-type="string" calcext:value-type="string">
            <text:p>Ano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gos.A1:Artigos.A104857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Livros.A1:Livros.A1048576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Cap_livros.A1:Cap_livros.A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Anais_congresso.A1:Anais_congresso.A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Resumo_exp.A1:Resumo_exp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2:56:20.064579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$Build-2</meta:generator>
    <dc:title/>
    <dc:description/>
    <dc:subject/>
    <meta:initial-creator/>
    <meta:creation-date>2017-01-05T16:20:30Z</meta:creation-date>
    <dc:date>2018-01-04T12:56:37.599326279</dc:date>
    <meta:editing-cycles>6</meta:editing-cycles>
    <meta:editing-duration>PT2H39M10S</meta:editing-duration>
    <meta:document-statistic meta:table-count="11" meta:cell-count="636" meta:object-count="0"/>
  </office:meta>
</office:document-meta>
</file>